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eaba1" officeooo:paragraph-rsid="001eaba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eaba1" officeooo:paragraph-rsid="001eaba1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ee4a4" officeooo:paragraph-rsid="001ee4a4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200131" officeooo:paragraph-rsid="00200131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209b6e" officeooo:paragraph-rsid="00209b6e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style:text-underline-style="none" fo:font-weight="normal" officeooo:rsid="001eaba1" officeooo:paragraph-rsid="001eaba1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style:text-underline-style="none" fo:font-weight="normal" officeooo:rsid="001ee4a4" officeooo:paragraph-rsid="001ee4a4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200131" officeooo:paragraph-rsid="00200131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209b6e" officeooo:paragraph-rsid="00209b6e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style="normal" style:text-underline-style="solid" style:text-underline-width="auto" style:text-underline-color="font-color" fo:font-weight="bold" officeooo:rsid="00209b6e" officeooo:paragraph-rsid="00209b6e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Liberation Serif" fo:font-size="14pt" fo:font-style="normal" style:text-underline-style="solid" style:text-underline-width="auto" style:text-underline-color="font-color" fo:font-weight="bold" officeooo:rsid="0020b752" officeooo:paragraph-rsid="0020b752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Liberation Serif" fo:font-size="14pt" fo:font-style="normal" style:text-underline-style="solid" style:text-underline-width="auto" style:text-underline-color="font-color" fo:font-weight="bold" officeooo:rsid="0020ffdd" officeooo:paragraph-rsid="0020ffd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Liberation Serif" fo:font-size="14pt" fo:font-style="normal" style:text-underline-style="none" fo:font-weight="normal" officeooo:rsid="0020b752" officeooo:paragraph-rsid="0020b75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Liberation Serif" fo:font-size="14pt" fo:font-style="normal" style:text-underline-style="none" fo:font-weight="normal" officeooo:rsid="0020ffdd" officeooo:paragraph-rsid="0020ffdd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Liberation Serif" style:text-underline-style="none" fo:font-weight="normal" officeooo:rsid="001eaba1" officeooo:paragraph-rsid="001eaba1" style:font-weight-asian="normal" style:font-weight-complex="normal"/>
    </style:style>
    <style:style style:name="P17" style:family="paragraph" style:parent-style-name="Standard">
      <style:text-properties style:font-name="Liberation Serif" fo:font-size="13pt" fo:font-style="italic" style:text-underline-style="none" fo:font-weight="bold" officeooo:rsid="001eaba1" officeooo:paragraph-rsid="001eaba1" style:font-size-asian="11.3500003814697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text-properties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0ffdd" officeooo:paragraph-rsid="0020ffdd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4972c" officeooo:paragraph-rsid="0024972c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text-line-through-style="none" style:text-line-through-type="none" style:font-name="Liberation Serif" fo:font-size="14pt" fo:font-style="normal" style:text-underline-style="none" fo:font-weight="normal" officeooo:rsid="0020ffdd" officeooo:paragraph-rsid="0020ffd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style:font-name="Liberation Serif" fo:font-size="14pt" fo:font-style="normal" style:text-underline-style="none" fo:font-weight="normal" officeooo:rsid="0024972c" officeooo:paragraph-rsid="0024972c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Liberation Serif" fo:font-size="14pt" fo:font-style="normal" style:text-underline-style="none" fo:font-weight="normal" officeooo:rsid="00209b6e" officeooo:paragraph-rsid="00209b6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Liberation Serif" fo:font-size="14pt" fo:font-style="normal" style:text-underline-style="none" fo:font-weight="normal" officeooo:rsid="0020b752" officeooo:paragraph-rsid="0020b75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eaba1" officeooo:paragraph-rsid="001eaba1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text-line-through-style="none" style:text-line-through-type="none" style:font-name="Liberation Serif" fo:font-size="14pt" fo:font-style="normal" style:text-underline-style="none" fo:font-weight="normal" officeooo:rsid="0024972c" officeooo:paragraph-rsid="0024972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bold" officeooo:rsid="0012f577" officeooo:paragraph-rsid="0024cd4f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bold" officeooo:rsid="0014f0c7" officeooo:paragraph-rsid="0024cd4f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bold" officeooo:rsid="0024cd4f" officeooo:paragraph-rsid="0024cd4f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officeooo:rsid="0012f577" officeooo:paragraph-rsid="0024cd4f" style:font-size-asian="13pt" style:font-size-complex="13pt"/>
    </style:style>
    <style:style style:name="P30" style:family="paragraph" style:parent-style-name="Standard">
      <style:text-properties fo:font-size="13pt" style:text-underline-style="none" fo:font-weight="normal" officeooo:rsid="0012f577" officeooo:paragraph-rsid="0024cd4f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size="13pt" style:text-underline-style="none" fo:font-weight="normal" officeooo:rsid="0014f0c7" officeooo:paragraph-rsid="0024cd4f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style:text-underline-style="none" fo:font-weight="normal" officeooo:rsid="0024cd4f" officeooo:paragraph-rsid="0024cd4f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4f0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Simple Applet</text:p>
      <text:p text:style-name="P16"/>
      <text:p text:style-name="P7">import java.applet.*;</text:p>
      <text:p text:style-name="P7">import java.awt.*;</text:p>
      <text:p text:style-name="P7">/*&lt;applet code=simpleapplet width=200 height=200&gt;</text:p>
      <text:p text:style-name="P7"><text:s text:c="2"/>&lt;/applet&gt;*/</text:p>
      <text:p text:style-name="P7"/>
      <text:p text:style-name="P7">public class simpleapplet extends Applet </text:p>
      <text:p text:style-name="P7">{</text:p>
      <text:p text:style-name="P7"><text:tab/>public void init()</text:p>
      <text:p text:style-name="P7"><text:tab/>{</text:p>
      <text:p text:style-name="P7"><text:tab/><text:tab/>setBackground(Color.green);</text:p>
      <text:p text:style-name="P7"><text:tab/>}</text:p>
      <text:p text:style-name="P7"><text:tab/></text:p>
      <text:p text:style-name="P7"/>
      <text:p text:style-name="P7"><text:tab/>public void paint(Graphics g)</text:p>
      <text:p text:style-name="P7"><text:tab/>{</text:p>
      <text:p text:style-name="P7"><text:tab/><text:tab/>g.drawString("SIMPLE APPLET",100,100);</text:p>
      <text:p text:style-name="P7"><text:tab/>}</text:p>
      <text:p text:style-name="P7">}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Shapes In Applet</text:p>
      <text:p text:style-name="P7"/>
      <text:p text:style-name="P7">import java.applet.*;</text:p>
      <text:p text:style-name="P7">import java.awt.*;</text:p>
      <text:p text:style-name="P7">/*&lt;applet code=shapesapplet width=500 height=500&gt; <text:s/>&lt;/applet&gt;*/</text:p>
      <text:p text:style-name="P7">public class shapesapplet extends Applet </text:p>
      <text:p text:style-name="P7">{</text:p>
      <text:p text:style-name="P7"><text:tab/>public void init()</text:p>
      <text:p text:style-name="P7"><text:tab/>{<text:tab/>setBackground(Color.white);<text:tab/>}</text:p>
      <text:p text:style-name="P7"><text:tab/>public void paint(Graphics g)</text:p>
      <text:p text:style-name="P7"><text:tab/>{<text:tab/></text:p>
      <text:p text:style-name="P7"><text:tab/><text:tab/>g.drawLine(10,490,60,490);</text:p>
      <text:p text:style-name="P7"><text:tab/><text:tab/>g.drawString("LINE",20,480);</text:p>
      <text:p text:style-name="P7"><text:tab/><text:tab/>g.drawRect(20,410,70,40);</text:p>
      <text:p text:style-name="P7"><text:tab/><text:tab/>g.drawString("RECTANGLE",30,400);</text:p>
      <text:p text:style-name="P7"><text:tab/><text:tab/>g.fillRect(120,410,70,40);</text:p>
      <text:p text:style-name="P7"><text:tab/><text:tab/>g.drawString("FILLED RECTANGLE",120,400);</text:p>
      <text:p text:style-name="P7"><text:tab/><text:tab/>g.drawOval(40,300,40,70);</text:p>
      <text:p text:style-name="P7"><text:tab/><text:tab/>g.drawString("OVAL",45,300);</text:p>
      <text:p text:style-name="P7"><text:tab/><text:tab/>g.fillOval(140,300,40,70);</text:p>
      <text:p text:style-name="P7"><text:tab/><text:tab/>g.drawString(" FILLED OVAL",145,300);</text:p>
      <text:p text:style-name="P7"><text:tab/>}</text:p>
      <text:p text:style-name="P7">}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Mouse Motions In Applet</text:p>
      <text:p text:style-name="P7"/>
      <text:p text:style-name="P7">import java.applet.*;</text:p>
      <text:p text:style-name="P7">import java.awt.*;</text:p>
      <text:p text:style-name="P7">import java.awt.event.*;</text:p>
      <text:p text:style-name="P7"/>
      <text:p text:style-name="P7">/*&lt;applet code=mousedemo width=500 height=500&gt;</text:p>
      <text:p text:style-name="P7">&lt;/applet&gt;*/</text:p>
      <text:p text:style-name="P7"/>
      <text:p text:style-name="P7">public class mousedemo extends Applet implements MouseListener,MouseMotionListener</text:p>
      <text:p text:style-name="P7">{</text:p>
      <text:p text:style-name="P7"><text:s text:c="5"/>String msg;</text:p>
      <text:p text:style-name="P7"><text:tab/>public void init()</text:p>
      <text:p text:style-name="P7"><text:tab/>{</text:p>
      <text:p text:style-name="P7"><text:tab/>addMouseListener(this);<text:tab/><text:tab/></text:p>
      <text:p text:style-name="P7"><text:tab/>addMouseMotionListener(this);</text:p>
      <text:p text:style-name="P7"><text:tab/>}</text:p>
      <text:p text:style-name="P7"><text:tab/>public void mouseClicked(MouseEvent me)</text:p>
      <text:p text:style-name="P7"><text:tab/>{<text:tab/>msg="MOUSE CLICKED";<text:tab/></text:p>
      <text:p text:style-name="P7"><text:tab/><text:tab/>repaint();<text:tab/>}</text:p>
      <text:p text:style-name="P7"><text:tab/>public void mouseEntered(MouseEvent me)</text:p>
      <text:p text:style-name="P7"><text:tab/>{<text:tab/>msg="MOUSE ENTERED";<text:tab/></text:p>
      <text:p text:style-name="P7"><text:tab/><text:tab/>repaint();}</text:p>
      <text:p text:style-name="P7"><text:tab/>public void mouseExited(MouseEvent me)</text:p>
      <text:p text:style-name="P7"><text:tab/>{<text:tab/>msg="MOUSE EXITED";<text:tab/></text:p>
      <text:p text:style-name="P7"><text:tab/><text:tab/>repaint();}</text:p>
      <text:p text:style-name="P7"><text:tab/>public void mousePressed(MouseEvent me)</text:p>
      <text:p text:style-name="P7"><text:tab/>{</text:p>
      <text:p text:style-name="P7"><text:tab/><text:tab/>msg="MOUSE PRESSED";</text:p>
      <text:p text:style-name="P7"><text:tab/><text:tab/>repaint();}</text:p>
      <text:p text:style-name="P7"><text:tab/>public void mouseReleased(MouseEvent me)</text:p>
      <text:p text:style-name="P7"><text:tab/>{<text:tab/>msg="MOUSE RELEASED";</text:p>
      <text:p text:style-name="P7"><text:tab/><text:tab/>repaint();}</text:p>
      <text:p text:style-name="P7"><text:tab/>public void mouseDragged(MouseEvent me)</text:p>
      <text:p text:style-name="P7"><text:tab/>{<text:tab/>msg="MOUSE DRAGGED";</text:p>
      <text:p text:style-name="P7"><text:tab/><text:tab/>repaint();}</text:p>
      <text:p text:style-name="P7"><text:tab/>public void mouseMoved(MouseEvent me)</text:p>
      <text:p text:style-name="P7"><text:tab/>{<text:tab/>msg="MOUSE MOVED";</text:p>
      <text:p text:style-name="P7"><text:tab/><text:tab/>repaint();}</text:p>
      <text:p text:style-name="P7"><text:tab/>public void paint(Graphics g)</text:p>
      <text:p text:style-name="P7"><text:tab/>{</text:p>
      <text:p text:style-name="P7"><text:tab/>g.drawString(msg,100,100);</text:p>
      <text:p text:style-name="P7"><text:tab/>}</text:p>
      <text:p text:style-name="P7">}</text:p>
      <text:p text:style-name="P3"><text:soft-page-break/>4.Arithmetic Operations </text:p>
      <text:p text:style-name="P7"><text:tab/></text:p>
      <text:p text:style-name="P8">import java.awt.*;</text:p>
      <text:p text:style-name="P8">import java.awt.event.*;</text:p>
      <text:p text:style-name="P8">public class arith extends Frame implements ActionListener</text:p>
      <text:p text:style-name="P8">{</text:p>
      <text:p text:style-name="P8"><text:s text:c="2"/>Label l1,l2,l3;</text:p>
      <text:p text:style-name="P8"><text:s text:c="2"/>TextField t1,t2,t3;</text:p>
      <text:p text:style-name="P8"><text:s text:c="2"/>Button a,s,m,d,mo;</text:p>
      <text:p text:style-name="P8"><text:tab/>arith()</text:p>
      <text:p text:style-name="P8"><text:tab/>{</text:p>
      <text:p text:style-name="P8"><text:tab/>l1=new Label("Enter 1st Number:");<text:tab/><text:tab/>t1=new TextField();</text:p>
      <text:p text:style-name="P8"><text:tab/>l2=new Label("Enter 2nd Number:");<text:tab/><text:tab/>t2=new TextField();</text:p>
      <text:p text:style-name="P8"><text:tab/>l3=new Label("The Answer Is:");<text:tab/><text:tab/>t3=new TextField();</text:p>
      <text:p text:style-name="P8"><text:tab/>a=new Button("ADDITION");<text:tab/><text:tab/><text:tab/>a.addActionListener(this);</text:p>
      <text:p text:style-name="P8"><text:tab/>s=new Button("SUBTRACTION");<text:tab/><text:tab/>s.addActionListener(this);</text:p>
      <text:p text:style-name="P8"><text:tab/>m=new Button("MULTIPLICATION");<text:tab/>m.addActionListener(this);</text:p>
      <text:p text:style-name="P8"><text:tab/>d=new Button("DIVISION");<text:tab/><text:tab/><text:tab/>d.addActionListener(this);</text:p>
      <text:p text:style-name="P8"><text:tab/>mo=new Button("MODULUS");<text:tab/><text:tab/>mo.addActionListener(this);</text:p>
      <text:p text:style-name="P8"/>
      <text:p text:style-name="P8"><text:tab/>addWindowListener(new WindowAdapter()</text:p>
      <text:p text:style-name="P8"><text:tab/>{</text:p>
      <text:p text:style-name="P8"><text:tab/><text:tab/>public void windowClosing(WindowEvent e)</text:p>
      <text:p text:style-name="P8"><text:tab/><text:tab/>{</text:p>
      <text:p text:style-name="P8"><text:tab/><text:tab/>dispose();</text:p>
      <text:p text:style-name="P8"><text:tab/><text:tab/>}</text:p>
      <text:p text:style-name="P8"><text:tab/>});</text:p>
      <text:p text:style-name="P8"><text:tab/>add(l1);add(t1);</text:p>
      <text:p text:style-name="P8"><text:tab/>add(l2);add(t2);</text:p>
      <text:p text:style-name="P8"><text:tab/>add(l3);add(t3);</text:p>
      <text:p text:style-name="P8"><text:tab/>add(a);add(s);</text:p>
      <text:p text:style-name="P8"><text:tab/>add(m);add(d);</text:p>
      <text:p text:style-name="P8"><text:tab/>add(mo);</text:p>
      <text:p text:style-name="P8"/>
      <text:p text:style-name="P8"><text:tab/>setLayout(new GridLayout(6,2,40,40));</text:p>
      <text:p text:style-name="P8"><text:tab/>setSize(800,800);</text:p>
      <text:p text:style-name="P8"><text:tab/>setVisible(true);</text:p>
      <text:p text:style-name="P8"><text:tab/>}</text:p>
      <text:p text:style-name="P8"><text:tab/>public void actionPerformed(ActionEvent ae)</text:p>
      <text:p text:style-name="P8"><text:tab/>{</text:p>
      <text:p text:style-name="P8"><text:tab/><text:tab/>if(ae.getSource()==a)</text:p>
      <text:p text:style-name="P8"><text:tab/><text:tab/>{</text:p>
      <text:p text:style-name="P8"><text:tab/><text:tab/><text:tab/>int a,b,c;</text:p>
      <text:p text:style-name="P8"><text:tab/><text:tab/><text:tab/>a=Integer.parseInt(t1.getText());</text:p>
      <text:p text:style-name="P8"><text:tab/><text:tab/><text:tab/>b=Integer.parseInt(t2.getText());</text:p>
      <text:p text:style-name="P8"><text:soft-page-break/><text:tab/><text:tab/><text:tab/>c=a+b;</text:p>
      <text:p text:style-name="P8"><text:tab/><text:tab/><text:tab/>t3.setText(Integer.toString(c));</text:p>
      <text:p text:style-name="P8"><text:tab/><text:tab/>}</text:p>
      <text:p text:style-name="P8"><text:tab/><text:tab/>else if(ae.getSource()==s)</text:p>
      <text:p text:style-name="P8"><text:tab/><text:tab/>{</text:p>
      <text:p text:style-name="P8"><text:tab/><text:tab/><text:tab/>int d,e,f;</text:p>
      <text:p text:style-name="P8"><text:tab/><text:tab/><text:tab/>d=Integer.parseInt(t1.getText());</text:p>
      <text:p text:style-name="P8"><text:tab/><text:tab/><text:tab/>e=Integer.parseInt(t2.getText());</text:p>
      <text:p text:style-name="P8"><text:tab/><text:tab/><text:tab/>f=d-e;</text:p>
      <text:p text:style-name="P8"><text:tab/><text:tab/><text:tab/>t3.setText(Integer.toString(f));</text:p>
      <text:p text:style-name="P8"><text:tab/><text:tab/>}</text:p>
      <text:p text:style-name="P8"/>
      <text:p text:style-name="P8"/>
      <text:p text:style-name="P8"><text:tab/><text:tab/>else if(ae.getSource()==m)</text:p>
      <text:p text:style-name="P8"><text:tab/><text:tab/>{</text:p>
      <text:p text:style-name="P8"><text:tab/><text:tab/><text:tab/>int g,h,i;</text:p>
      <text:p text:style-name="P8"><text:tab/><text:tab/><text:tab/>g=Integer.parseInt(t1.getText());</text:p>
      <text:p text:style-name="P8"><text:tab/><text:tab/><text:tab/>h=Integer.parseInt(t2.getText());</text:p>
      <text:p text:style-name="P8"><text:tab/><text:tab/><text:tab/>i=g*h;</text:p>
      <text:p text:style-name="P8"><text:tab/><text:tab/><text:tab/>t3.setText(Integer.toString(i));</text:p>
      <text:p text:style-name="P8"><text:tab/><text:tab/>}</text:p>
      <text:p text:style-name="P8"><text:tab/><text:tab/>else if(ae.getSource()==d)</text:p>
      <text:p text:style-name="P8"><text:tab/><text:tab/>{</text:p>
      <text:p text:style-name="P8"><text:tab/><text:tab/><text:tab/>double j,k,l;</text:p>
      <text:p text:style-name="P8"><text:tab/><text:tab/><text:tab/>j=Double.parseDouble(t1.getText());</text:p>
      <text:p text:style-name="P8"><text:tab/><text:tab/><text:tab/>k=Double.parseDouble(t2.getText());</text:p>
      <text:p text:style-name="P8"><text:tab/><text:tab/><text:tab/>l=j/k;</text:p>
      <text:p text:style-name="P8"><text:tab/><text:tab/><text:tab/>t3.setText(Double.toString(l));</text:p>
      <text:p text:style-name="P8"><text:tab/><text:tab/>}</text:p>
      <text:p text:style-name="P8"><text:tab/><text:tab/>else if(ae.getSource()==mo)</text:p>
      <text:p text:style-name="P8"><text:tab/><text:tab/>{</text:p>
      <text:p text:style-name="P8"><text:tab/><text:tab/><text:tab/>double n,o,p;</text:p>
      <text:p text:style-name="P8"><text:tab/><text:tab/><text:tab/>n=Double.parseDouble(t1.getText());</text:p>
      <text:p text:style-name="P8"><text:tab/><text:tab/><text:tab/>o=Double.parseDouble(t2.getText());</text:p>
      <text:p text:style-name="P8"><text:tab/><text:tab/><text:tab/>p=n%o;</text:p>
      <text:p text:style-name="P8"><text:tab/><text:tab/><text:tab/>t3.setText(Double.toString(p));</text:p>
      <text:p text:style-name="P8"><text:tab/><text:tab/>}</text:p>
      <text:p text:style-name="P8"><text:tab/>}</text:p>
      <text:p text:style-name="P8"><text:tab/>public static void main(String args[])</text:p>
      <text:p text:style-name="P8"><text:tab/>{</text:p>
      <text:p text:style-name="P8"><text:tab/><text:tab/>arith obj=new arith();</text:p>
      <text:p text:style-name="P8"><text:tab/>}</text:p>
      <text:p text:style-name="P8">}</text:p>
      <text:p text:style-name="P8"/>
      <text:p text:style-name="P8"/>
      <text:p text:style-name="P4"><text:soft-page-break/>5.Factorial</text:p>
      <text:p text:style-name="P8"/>
      <text:p text:style-name="P8">import java.awt.*;</text:p>
      <text:p text:style-name="P8">import java.awt.event.*;</text:p>
      <text:p text:style-name="P8">class factorial extends Frame implements ActionListener</text:p>
      <text:p text:style-name="P8">{</text:p>
      <text:p text:style-name="P8"><text:tab/>Label ti,l1,l2;</text:p>
      <text:p text:style-name="P8"><text:tab/>TextField t1,t2;</text:p>
      <text:p text:style-name="P8"><text:tab/>Button b1;</text:p>
      <text:p text:style-name="P8"><text:tab/>factorial()</text:p>
      <text:p text:style-name="P8"><text:tab/>{</text:p>
      <text:p text:style-name="P8"><text:tab/><text:tab/>ti=new Label("Find the Factorial of number");</text:p>
      <text:p text:style-name="P8"><text:tab/><text:tab/>ti.setBounds(150,40,156,50);</text:p>
      <text:p text:style-name="P8"><text:tab/><text:tab/>l1=new Label("Enter the Number :");</text:p>
      <text:p text:style-name="P8"><text:tab/><text:tab/>l1.setBounds(55,94,136,22);</text:p>
      <text:p text:style-name="P8"><text:tab/><text:tab/>t1=new TextField();</text:p>
      <text:p text:style-name="P8"><text:tab/><text:tab/>t1.setBounds(257,94,43,22);</text:p>
      <text:p text:style-name="P8"><text:tab/><text:tab/>b1=new Button("FIND");</text:p>
      <text:p text:style-name="P8"><text:tab/><text:tab/>b1.setBounds(358,94,70,22);</text:p>
      <text:p text:style-name="P8"><text:tab/><text:tab/>b1.addActionListener(this);</text:p>
      <text:p text:style-name="P8"><text:tab/><text:tab/>l2=new Label("Answer is :");</text:p>
      <text:p text:style-name="P8"><text:tab/><text:tab/>l2.setBounds(55,176,136,22);</text:p>
      <text:p text:style-name="P8"><text:tab/><text:tab/>t2=new TextField();</text:p>
      <text:p text:style-name="P8"><text:tab/><text:tab/>t2.setBounds(257,176,43,22);</text:p>
      <text:p text:style-name="P8"><text:tab/></text:p>
      <text:p text:style-name="P8"><text:tab/><text:tab/>addWindowListener(new WindowAdapter()</text:p>
      <text:p text:style-name="P8"><text:tab/><text:tab/>{</text:p>
      <text:p text:style-name="P8"><text:tab/><text:tab/><text:tab/>public void windowClosing(WindowEvent e)</text:p>
      <text:p text:style-name="P8"><text:tab/><text:tab/><text:tab/>{</text:p>
      <text:p text:style-name="P8"><text:tab/><text:tab/><text:tab/><text:tab/>dispose();</text:p>
      <text:p text:style-name="P1"><text:tab/><text:tab/><text:tab/>}</text:p>
      <text:p text:style-name="P8"><text:tab/><text:tab/>});</text:p>
      <text:p text:style-name="P8"><text:tab/><text:tab/>add(ti);</text:p>
      <text:p text:style-name="P8"><text:tab/><text:tab/>add(l1);</text:p>
      <text:p text:style-name="P8"><text:tab/><text:tab/>add(t1);</text:p>
      <text:p text:style-name="P8"><text:tab/><text:tab/>add(b1);</text:p>
      <text:p text:style-name="P8"><text:tab/><text:tab/>add(l2);</text:p>
      <text:p text:style-name="P8"><text:tab/><text:tab/>add(t2);</text:p>
      <text:p text:style-name="P8"><text:tab/><text:tab/>setLayout(null);</text:p>
      <text:p text:style-name="P8"><text:tab/><text:tab/>setSize(500,300);</text:p>
      <text:p text:style-name="P8"><text:tab/><text:tab/>setVisible(true);</text:p>
      <text:p text:style-name="P8"><text:tab/>}</text:p>
      <text:p text:style-name="P8"/>
      <text:p text:style-name="P8"/>
      <text:p text:style-name="P8"/>
      <text:p text:style-name="P8"><text:soft-page-break/></text:p>
      <text:p text:style-name="P8"><text:tab/>public void actionPerformed(ActionEvent ae)</text:p>
      <text:p text:style-name="P8"><text:tab/>{</text:p>
      <text:p text:style-name="P8"><text:tab/><text:tab/>if(ae.getSource()==b1)</text:p>
      <text:p text:style-name="P8"><text:tab/><text:tab/>{</text:p>
      <text:p text:style-name="P8"><text:tab/><text:tab/><text:tab/>int c,i,fact=1;</text:p>
      <text:p text:style-name="P8"><text:tab/><text:tab/><text:tab/>c=Integer.parseInt(t1.getText());</text:p>
      <text:p text:style-name="P8"><text:tab/><text:tab/><text:tab/>for(i=1;i&lt;=c;i++)</text:p>
      <text:p text:style-name="P8"><text:tab/><text:tab/><text:tab/>{</text:p>
      <text:p text:style-name="P8"><text:tab/><text:tab/><text:tab/><text:tab/>fact=fact*i;</text:p>
      <text:p text:style-name="P8"><text:tab/><text:tab/><text:tab/>}</text:p>
      <text:p text:style-name="P8"><text:tab/><text:tab/><text:tab/>t2.setText(""+fact);</text:p>
      <text:p text:style-name="P8"><text:tab/><text:tab/><text:tab/></text:p>
      <text:p text:style-name="P8"><text:tab/><text:tab/>}</text:p>
      <text:p text:style-name="P8"><text:tab/>}</text:p>
      <text:p text:style-name="P8"><text:tab/>public static void main(String args[])</text:p>
      <text:p text:style-name="P8"><text:tab/>{</text:p>
      <text:p text:style-name="P8"><text:tab/><text:tab/>factorial ch=new factorial();</text:p>
      <text:p text:style-name="P8"><text:tab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114"/></text:p>
      <text:p text:style-name="P8"/>
      <text:p text:style-name="P8"/>
      <text:p text:style-name="P8"/>
      <text:p text:style-name="P8"/>
      <text:p text:style-name="P8"/>
      <text:p text:style-name="P8"/>
      <text:p text:style-name="P8"><text:tab/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6.Positive or Negative</text:p>
      <text:p text:style-name="P5"/>
      <text:p text:style-name="P9">import java.awt.*;</text:p>
      <text:p text:style-name="P9">import java.awt.event.*;</text:p>
      <text:p text:style-name="P9">class posorneg extends Frame implements ActionListener</text:p>
      <text:p text:style-name="P9">{</text:p>
      <text:p text:style-name="P9"><text:tab/>Label l1,l2,l3;</text:p>
      <text:p text:style-name="P9"><text:tab/>TextField t1;</text:p>
      <text:p text:style-name="P9"><text:tab/>Button b1;</text:p>
      <text:p text:style-name="P9"><text:tab/>posorneg()</text:p>
      <text:p text:style-name="P9"><text:tab/>{</text:p>
      <text:p text:style-name="P9"><text:tab/><text:tab/>l1=new Label("Enter the Number <text:s/>:");</text:p>
      <text:p text:style-name="P9"><text:tab/><text:tab/>t1=new TextField();</text:p>
      <text:p text:style-name="P9"><text:tab/><text:tab/>b1=new Button("CHECK");</text:p>
      <text:p text:style-name="P9"><text:tab/><text:tab/>b1.addActionListener(this);</text:p>
      <text:p text:style-name="P9"><text:tab/><text:tab/>l2=new Label("This Number is :");</text:p>
      <text:p text:style-name="P9"><text:tab/><text:tab/>l3=new Label();</text:p>
      <text:p text:style-name="P9"><text:tab/></text:p>
      <text:p text:style-name="P9"><text:tab/>addWindowListener(new WindowAdapter()</text:p>
      <text:p text:style-name="P9"><text:tab/><text:tab/>{</text:p>
      <text:p text:style-name="P9"><text:tab/><text:tab/>public void windowClosing(WindowEvent e)</text:p>
      <text:p text:style-name="P9"><text:tab/><text:tab/>{</text:p>
      <text:p text:style-name="P9"><text:tab/><text:tab/><text:tab/>dispose();</text:p>
      <text:p text:style-name="P9"><text:tab/><text:tab/>}</text:p>
      <text:p text:style-name="P9"><text:tab/><text:tab/>});</text:p>
      <text:p text:style-name="P9"/>
      <text:p text:style-name="P9"><text:tab/><text:tab/>add(l1);</text:p>
      <text:p text:style-name="P9"><text:tab/><text:tab/>add(t1);</text:p>
      <text:p text:style-name="P9"><text:tab/><text:tab/>add(b1);</text:p>
      <text:p text:style-name="P9"><text:tab/><text:tab/>add(l2);</text:p>
      <text:p text:style-name="P9"><text:tab/><text:tab/>add(l3);</text:p>
      <text:p text:style-name="P9"><text:tab/><text:tab/>setLayout(new GridLayout(2,3,5,5));</text:p>
      <text:p text:style-name="P9"><text:tab/><text:tab/>setSize(500,200);</text:p>
      <text:p text:style-name="P9"><text:tab/><text:tab/>setVisible(true);</text:p>
      <text:p text:style-name="P9"><text:tab/>}</text:p>
      <text:p text:style-name="P9"><text:tab/>public void actionPerformed(ActionEvent ae)</text:p>
      <text:p text:style-name="P9"><text:tab/>{</text:p>
      <text:p text:style-name="P9"><text:tab/><text:tab/>if(ae.getSource()==b1)</text:p>
      <text:p text:style-name="P9"><text:tab/><text:tab/>{</text:p>
      <text:p text:style-name="P9"><text:tab/><text:tab/><text:tab/>int c; <text:s text:c="6"/></text:p>
      <text:p text:style-name="P9"><text:tab/><text:tab/><text:tab/>c=Integer.parseInt(t1.getText());</text:p>
      <text:p text:style-name="P9"><text:tab/><text:tab/><text:tab/>if(c&gt;0)</text:p>
      <text:p text:style-name="P9"><text:tab/><text:tab/><text:tab/>{</text:p>
      <text:p text:style-name="P9"><text:tab/><text:tab/><text:tab/><text:tab/>l3.setText("Positive");</text:p>
      <text:p text:style-name="P9"><text:tab/><text:tab/><text:tab/>}</text:p>
      <text:p text:style-name="P9"><text:soft-page-break/><text:tab/><text:tab/><text:tab/>else if(c&lt;0)</text:p>
      <text:p text:style-name="P9"><text:tab/><text:tab/><text:tab/>{</text:p>
      <text:p text:style-name="P9"><text:tab/><text:tab/><text:tab/><text:tab/>l3.setText("Negative");</text:p>
      <text:p text:style-name="P9"><text:tab/><text:tab/><text:tab/>}</text:p>
      <text:p text:style-name="P9"><text:tab/><text:tab/><text:tab/>else</text:p>
      <text:p text:style-name="P9"><text:tab/><text:tab/><text:tab/>{</text:p>
      <text:p text:style-name="P9"><text:tab/><text:tab/><text:tab/><text:tab/>l3.setText("Zero");</text:p>
      <text:p text:style-name="P9"><text:tab/><text:tab/><text:tab/>}</text:p>
      <text:p text:style-name="P9"><text:tab/><text:tab/>}</text:p>
      <text:p text:style-name="P9"><text:tab/>}</text:p>
      <text:p text:style-name="P9"><text:tab/>public static void main(String args[])</text:p>
      <text:p text:style-name="P9"><text:tab/>{</text:p>
      <text:p text:style-name="P9"><text:tab/><text:tab/>posorneg ch=new posorneg();</text:p>
      <text:p text:style-name="P9"><text:tab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7.Odd Or Even</text:p>
      <text:p text:style-name="P10"/>
      <text:p text:style-name="P10">import java.awt.*;</text:p>
      <text:p text:style-name="P10">import java.awt.event.*;</text:p>
      <text:p text:style-name="P10">class oddoreven extends Frame implements ActionListener</text:p>
      <text:p text:style-name="P10">{</text:p>
      <text:p text:style-name="P10"><text:tab/>Label l1,l2,l3;</text:p>
      <text:p text:style-name="P10"><text:tab/>TextField t1;</text:p>
      <text:p text:style-name="P10"><text:tab/>Button b1;</text:p>
      <text:p text:style-name="P10"><text:tab/>oddoreven()</text:p>
      <text:p text:style-name="P10"><text:tab/>{</text:p>
      <text:p text:style-name="P10"><text:tab/><text:tab/>l1=new Label("Enter the Number <text:s/>:");</text:p>
      <text:p text:style-name="P10"><text:tab/><text:tab/>t1=new TextField();</text:p>
      <text:p text:style-name="P10"><text:tab/><text:tab/>b1=new Button("Find");</text:p>
      <text:p text:style-name="P10"><text:tab/><text:tab/>b1.addActionListener(this);</text:p>
      <text:p text:style-name="P10"><text:tab/><text:tab/>l2=new Label("The Given Number is :");</text:p>
      <text:p text:style-name="P10"><text:tab/><text:tab/>l3=new Label();</text:p>
      <text:p text:style-name="P10"><text:tab/></text:p>
      <text:p text:style-name="P10"><text:tab/><text:tab/>addWindowListener(new WindowAdapter()</text:p>
      <text:p text:style-name="P10"><text:tab/><text:tab/>{</text:p>
      <text:p text:style-name="P10"><text:tab/><text:tab/><text:tab/>public void windowClosing(WindowEvent e)</text:p>
      <text:p text:style-name="P10"><text:tab/><text:tab/><text:tab/>{</text:p>
      <text:p text:style-name="P10"><text:tab/><text:tab/><text:tab/><text:tab/>dispose();</text:p>
      <text:p text:style-name="P10"><text:tab/><text:tab/><text:tab/>}</text:p>
      <text:p text:style-name="P10"><text:tab/><text:tab/>});</text:p>
      <text:p text:style-name="P10"/>
      <text:p text:style-name="P10"><text:tab/><text:tab/>add(l1);</text:p>
      <text:p text:style-name="P10"><text:tab/><text:tab/>add(t1);</text:p>
      <text:p text:style-name="P10"><text:tab/><text:tab/>add(b1);</text:p>
      <text:p text:style-name="P10"><text:tab/><text:tab/>add(l2);</text:p>
      <text:p text:style-name="P10"><text:tab/><text:tab/>add(l3);</text:p>
      <text:p text:style-name="P10"><text:tab/><text:tab/>setTitle("check the given number is Odd or Even");</text:p>
      <text:p text:style-name="P10"><text:tab/><text:tab/>setLayout(new GridLayout(2,3,40,40));</text:p>
      <text:p text:style-name="P10"><text:tab/><text:tab/>setSize(500,200);</text:p>
      <text:p text:style-name="P10"><text:tab/><text:tab/>setVisible(true);</text:p>
      <text:p text:style-name="P10"><text:tab/>}</text:p>
      <text:p text:style-name="P10"><text:tab/>public void actionPerformed(ActionEvent ae)</text:p>
      <text:p text:style-name="P10"><text:tab/>{</text:p>
      <text:p text:style-name="P10"><text:tab/><text:tab/>if(ae.getSource()==b1)</text:p>
      <text:p text:style-name="P10"><text:tab/><text:tab/>{</text:p>
      <text:p text:style-name="P10"><text:tab/><text:tab/><text:tab/>int c;</text:p>
      <text:p text:style-name="P10"><text:tab/><text:tab/><text:tab/>c=Integer.parseInt(t1.getText());</text:p>
      <text:p text:style-name="P10"><text:tab/><text:tab/><text:tab/>if(c % 2 != 0)</text:p>
      <text:p text:style-name="P10"><text:tab/><text:tab/><text:tab/>{</text:p>
      <text:p text:style-name="P10"><text:tab/><text:tab/><text:tab/><text:tab/>l3.setText("odd");</text:p>
      <text:p text:style-name="P10"><text:soft-page-break/><text:tab/><text:tab/><text:tab/>}</text:p>
      <text:p text:style-name="P10"><text:tab/><text:tab/><text:tab/>else if(c == 0)</text:p>
      <text:p text:style-name="P10"><text:tab/><text:tab/><text:tab/>{</text:p>
      <text:p text:style-name="P10"><text:tab/><text:tab/><text:tab/><text:tab/>l3.setText("zero");</text:p>
      <text:p text:style-name="P10"><text:tab/><text:tab/><text:tab/>}</text:p>
      <text:p text:style-name="P10"><text:tab/><text:tab/><text:tab/>else</text:p>
      <text:p text:style-name="P10"><text:tab/><text:tab/><text:tab/>{</text:p>
      <text:p text:style-name="P10"><text:tab/><text:tab/><text:tab/><text:tab/>l3.setText("even");</text:p>
      <text:p text:style-name="P10"><text:tab/><text:tab/><text:tab/>}</text:p>
      <text:p text:style-name="P10"><text:tab/><text:tab/>}</text:p>
      <text:p text:style-name="P10"><text:tab/>}</text:p>
      <text:p text:style-name="P10"><text:tab/>public static void main(String args[])</text:p>
      <text:p text:style-name="P10"><text:tab/>{</text:p>
      <text:p text:style-name="P10"><text:tab/><text:tab/>oddoreven ch=new oddoreven();</text:p>
      <text:p text:style-name="P10"><text:tab/>}</text:p>
      <text:p text:style-name="P10">}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1">8.Check Box </text:span>[Language known]</text:p>
      <text:p text:style-name="P10">import java.awt.*;</text:p>
      <text:p text:style-name="P10">import java.awt.event.*;</text:p>
      <text:p text:style-name="P10">class language extends Frame implements ActionListener</text:p>
      <text:p text:style-name="P10">{</text:p>
      <text:p text:style-name="P10"><text:tab/>Panel p1,p2;</text:p>
      <text:p text:style-name="P10"><text:tab/>Label l1,l2,l3,l4,l5,l6,l7,l8,l9,l0;</text:p>
      <text:p text:style-name="P10"><text:tab/>TextField t1;</text:p>
      <text:p text:style-name="P10"><text:tab/>Button b1;</text:p>
      <text:p text:style-name="P10"><text:tab/>Checkbox c1,c2,c3,c4;</text:p>
      <text:p text:style-name="P10"><text:tab/>double pi,ye,ra,sim,com;</text:p>
      <text:p text:style-name="P10"/>
      <text:p text:style-name="P10"><text:tab/>language()</text:p>
      <text:p text:style-name="P10"><text:tab/>{</text:p>
      <text:p text:style-name="P10"><text:tab/><text:tab/>p1=new Panel();</text:p>
      <text:p text:style-name="P10"><text:tab/><text:tab/>p2=new Panel();</text:p>
      <text:p text:style-name="P10"/>
      <text:p text:style-name="P10"><text:tab/><text:tab/>l1=new Label("CHECK BOX");</text:p>
      <text:p text:style-name="P10"><text:tab/><text:tab/>l1.setBounds(178,10,120,30);</text:p>
      <text:p text:style-name="P10"/>
      <text:p text:style-name="P10"><text:tab/><text:tab/>l2=new Label("ENTER YOUR NAME:");</text:p>
      <text:p text:style-name="P10"><text:tab/><text:tab/>l2.setBounds(10,44,120,22);</text:p>
      <text:p text:style-name="P10"/>
      <text:p text:style-name="P10"><text:tab/><text:tab/>t1=new TextField();</text:p>
      <text:p text:style-name="P10"><text:tab/><text:tab/>t1.setBounds(140,44,90,22);</text:p>
      <text:p text:style-name="P10"/>
      <text:p text:style-name="P10"><text:tab/><text:tab/>c1=new Checkbox("C");</text:p>
      <text:p text:style-name="P10"><text:tab/><text:tab/>c1.setBounds(178,72,95,22);</text:p>
      <text:p text:style-name="P10"/>
      <text:p text:style-name="P10"><text:tab/><text:tab/>c2=new Checkbox("C++");</text:p>
      <text:p text:style-name="P10"><text:tab/><text:tab/>c2.setBounds(178,105,95,22);</text:p>
      <text:p text:style-name="P10"><text:tab/><text:tab/></text:p>
      <text:p text:style-name="P10"><text:tab/><text:tab/>c3=new Checkbox("JAVA");</text:p>
      <text:p text:style-name="P10"><text:tab/><text:tab/>c3.setBounds(178,139,95,22);</text:p>
      <text:p text:style-name="P10"><text:tab/><text:tab/></text:p>
      <text:p text:style-name="P10"/>
      <text:p text:style-name="P10"><text:tab/><text:tab/>c4=new Checkbox("PHP");</text:p>
      <text:p text:style-name="P10"><text:tab/><text:tab/>c4.setBounds(178,167,85,22);</text:p>
      <text:p text:style-name="P10"><text:tab/><text:tab/></text:p>
      <text:p text:style-name="P10"><text:tab/><text:tab/>b1=new Button("SUBMIT");</text:p>
      <text:p text:style-name="P10"><text:tab/><text:tab/>b1.setBounds(250,120,85,22);</text:p>
      <text:p text:style-name="P10"><text:tab/><text:tab/>b1.addActionListener(this);</text:p>
      <text:p text:style-name="P10"/>
      <text:p text:style-name="P10"><text:tab/><text:tab/>l3=new Label("You Selected...");</text:p>
      <text:p text:style-name="P10"><text:tab/><text:tab/>l3.setBounds(190,10,95,22);</text:p>
      <text:p text:style-name="P10"><text:soft-page-break/></text:p>
      <text:p text:style-name="P10"><text:tab/><text:tab/>l4=new Label("Your name:");</text:p>
      <text:p text:style-name="P10"><text:tab/><text:tab/>l4.setBounds(10,55,75,30);</text:p>
      <text:p text:style-name="P10"/>
      <text:p text:style-name="P10"><text:tab/><text:tab/>l5=new Label();</text:p>
      <text:p text:style-name="P10"><text:tab/><text:tab/>l5.setBounds(120,55,75,22);</text:p>
      <text:p text:style-name="P10"/>
      <text:p text:style-name="P10"><text:tab/><text:tab/>l6=new Label("Languages you have selected...");</text:p>
      <text:p text:style-name="P10"><text:tab/><text:tab/>l6.setBounds(10,99,190,40);</text:p>
      <text:p text:style-name="P10"><text:tab/></text:p>
      <text:p text:style-name="P10"><text:tab/><text:tab/>l7=new Label();</text:p>
      <text:p text:style-name="P10"><text:tab/><text:tab/>l7.setBounds(221,99,62,22);</text:p>
      <text:p text:style-name="P10"><text:tab/><text:tab/></text:p>
      <text:p text:style-name="P10"><text:tab/><text:tab/>l8=new Label();</text:p>
      <text:p text:style-name="P10"><text:tab/><text:tab/>l8.setBounds(221,128,62,22);</text:p>
      <text:p text:style-name="P10"><text:tab/><text:tab/></text:p>
      <text:p text:style-name="P10"><text:tab/><text:tab/>l9=new Label();</text:p>
      <text:p text:style-name="P10"><text:tab/><text:tab/>l9.setBounds(221,161,62,22);</text:p>
      <text:p text:style-name="P10"/>
      <text:p text:style-name="P10"><text:tab/><text:tab/>l0=new Label();</text:p>
      <text:p text:style-name="P10"><text:tab/><text:tab/>l0.setBounds(221,189,62,22);</text:p>
      <text:p text:style-name="P10"><text:tab/><text:tab/></text:p>
      <text:p text:style-name="P10"><text:tab/><text:tab/>addWindowListener(new WindowAdapter()</text:p>
      <text:p text:style-name="P10"><text:tab/><text:tab/>{</text:p>
      <text:p text:style-name="P10"><text:tab/><text:tab/><text:tab/>public void windowClosing(WindowEvent e)</text:p>
      <text:p text:style-name="P10"><text:tab/><text:tab/><text:tab/>{</text:p>
      <text:p text:style-name="P10"><text:tab/><text:tab/><text:tab/><text:tab/>dispose();</text:p>
      <text:p text:style-name="P10"><text:tab/><text:tab/><text:tab/>}</text:p>
      <text:p text:style-name="P10"><text:tab/><text:tab/>});</text:p>
      <text:p text:style-name="P10"><text:tab/><text:tab/>add(p1);<text:tab/><text:tab/>add(p2);</text:p>
      <text:p text:style-name="P10"><text:tab/><text:tab/>p1.add(l1);<text:tab/><text:tab/>p1.add(l2);</text:p>
      <text:p text:style-name="P10"><text:tab/><text:tab/>p1.add(t1);<text:tab/><text:tab/>p1.add(c1);</text:p>
      <text:p text:style-name="P10"><text:tab/><text:tab/>p1.add(c2);<text:tab/><text:tab/>p1.add(c3);</text:p>
      <text:p text:style-name="P10"><text:tab/><text:tab/>p1.add(c4);<text:tab/><text:tab/>p1.add(b1);</text:p>
      <text:p text:style-name="P10"><text:tab/><text:tab/>p2.add(l3);<text:tab/><text:tab/>p2.add(l4);</text:p>
      <text:p text:style-name="P10"><text:tab/><text:tab/>p2.add(l5);<text:tab/><text:tab/>p2.add(l6);</text:p>
      <text:p text:style-name="P10"><text:tab/><text:tab/>p2.add(l7);<text:tab/><text:tab/>p2.add(l8);</text:p>
      <text:p text:style-name="P10"><text:tab/><text:tab/>p2.add(l9);<text:tab/><text:tab/>p2.add(l0);</text:p>
      <text:p text:style-name="P10"><text:tab/><text:tab/>setTitle("CHECKBOX");</text:p>
      <text:p text:style-name="P10"><text:tab/><text:tab/>setLayout(new GridLayout(2,1,10,10));</text:p>
      <text:p text:style-name="P10"><text:tab/><text:tab/>p1.setLayout(null);</text:p>
      <text:p text:style-name="P10"><text:tab/><text:tab/>p2.setLayout(null);</text:p>
      <text:p text:style-name="P10"><text:tab/><text:tab/>setSize(500,500);</text:p>
      <text:p text:style-name="P10"><text:tab/><text:tab/>setVisible(true);</text:p>
      <text:p text:style-name="P10"><text:tab/>}</text:p>
      <text:p text:style-name="P10"><text:soft-page-break/><text:tab/>public void actionPerformed(ActionEvent en)</text:p>
      <text:p text:style-name="P10"><text:tab/>{</text:p>
      <text:p text:style-name="P10"><text:tab/><text:tab/>if(en.getSource()==b1)</text:p>
      <text:p text:style-name="P10"><text:tab/><text:tab/>{</text:p>
      <text:p text:style-name="P10"><text:tab/><text:tab/><text:tab/>String name;</text:p>
      <text:p text:style-name="P10"><text:tab/><text:tab/><text:tab/>name=t1.getText();</text:p>
      <text:p text:style-name="P10"><text:tab/><text:tab/><text:tab/>l5.setText(name);</text:p>
      <text:p text:style-name="P10"><text:tab/><text:tab/><text:tab/>if(c1.getState()==true)</text:p>
      <text:p text:style-name="P10"><text:tab/><text:tab/><text:tab/>{</text:p>
      <text:p text:style-name="P10"><text:tab/><text:tab/><text:tab/><text:tab/>l7.setText(c1.getLabel());</text:p>
      <text:p text:style-name="P10"><text:tab/><text:tab/><text:tab/>}</text:p>
      <text:p text:style-name="P10"><text:tab/><text:tab/><text:tab/>if(c2.getState()==true)</text:p>
      <text:p text:style-name="P10"><text:tab/><text:tab/><text:tab/>{</text:p>
      <text:p text:style-name="P10"><text:tab/><text:tab/><text:tab/><text:tab/>l8.setText(c2.getLabel());</text:p>
      <text:p text:style-name="P10"><text:tab/><text:tab/><text:tab/>}</text:p>
      <text:p text:style-name="P10"><text:tab/><text:tab/><text:tab/>if(c3.getState()==true)</text:p>
      <text:p text:style-name="P10"><text:tab/><text:tab/><text:tab/>{</text:p>
      <text:p text:style-name="P10"><text:tab/><text:tab/><text:tab/><text:tab/>l9.setText(c3.getLabel());</text:p>
      <text:p text:style-name="P10"><text:tab/><text:tab/><text:tab/>}</text:p>
      <text:p text:style-name="P10"><text:tab/><text:tab/><text:tab/>if(c4.getState()==true)</text:p>
      <text:p text:style-name="P10"><text:tab/><text:tab/><text:tab/>{</text:p>
      <text:p text:style-name="P10"><text:tab/><text:tab/><text:tab/><text:tab/>l0.setText(c4.getLabel());<text:tab/></text:p>
      <text:p text:style-name="P10"><text:tab/><text:tab/><text:tab/>}</text:p>
      <text:p text:style-name="P10"><text:tab/><text:tab/><text:tab/>if(c1.getState()==false)</text:p>
      <text:p text:style-name="P10"><text:tab/><text:tab/><text:tab/>{</text:p>
      <text:p text:style-name="P10"><text:tab/><text:tab/><text:tab/><text:tab/>l7.setText("");</text:p>
      <text:p text:style-name="P10"><text:tab/><text:tab/><text:tab/>}</text:p>
      <text:p text:style-name="P10"><text:tab/><text:tab/><text:tab/>if(c2.getState()==false)</text:p>
      <text:p text:style-name="P10"><text:tab/><text:tab/><text:tab/>{</text:p>
      <text:p text:style-name="P10"><text:tab/><text:tab/><text:tab/><text:tab/>l8.setText("");</text:p>
      <text:p text:style-name="P10"><text:tab/><text:tab/><text:tab/>}</text:p>
      <text:p text:style-name="P10"><text:tab/><text:tab/><text:tab/>if(c3.getState()==false)</text:p>
      <text:p text:style-name="P10"><text:tab/><text:tab/><text:tab/>{</text:p>
      <text:p text:style-name="P10"><text:tab/><text:tab/><text:tab/><text:tab/>l9.setText("");</text:p>
      <text:p text:style-name="P10"><text:tab/><text:tab/><text:tab/>}</text:p>
      <text:p text:style-name="P10"><text:tab/><text:tab/><text:tab/>if(c4.getState()==false)</text:p>
      <text:p text:style-name="P10"><text:tab/><text:tab/><text:tab/>{</text:p>
      <text:p text:style-name="P10"><text:tab/><text:tab/><text:tab/><text:tab/>l0.setText("");<text:tab/></text:p>
      <text:p text:style-name="P10"><text:tab/><text:tab/><text:tab/>}</text:p>
      <text:p text:style-name="P10"><text:tab/><text:tab/>}</text:p>
      <text:p text:style-name="P10"><text:tab/>}</text:p>
      <text:p text:style-name="P10"><text:tab/>public static void main(String args[])</text:p>
      <text:p text:style-name="P10"><text:tab/>{<text:tab/><text:tab/>language ch =new language();<text:tab/><text:tab/>}</text:p>
      <text:p text:style-name="P10">}</text:p>
      <text:p text:style-name="P10"/>
      <text:p text:style-name="P11"><text:soft-page-break/>9.Simple And Compound Interest <text:span text:style-name="T2">[Check Box Group]</text:span></text:p>
      <text:p text:style-name="P22"/>
      <text:p text:style-name="P14">import java.awt.*;</text:p>
      <text:p text:style-name="P14">import java.awt.event.*;</text:p>
      <text:p text:style-name="P14">class simpandcomp extends Frame implements ItemListener</text:p>
      <text:p text:style-name="P14">{</text:p>
      <text:p text:style-name="P14"><text:tab/>Panel p1,p2;</text:p>
      <text:p text:style-name="P14"><text:tab/>Label l1,l2,l3,l4,l5,l6,ans;</text:p>
      <text:p text:style-name="P14"><text:tab/>TextField t1,t2,t3;</text:p>
      <text:p text:style-name="P14"><text:tab/>CheckboxGroup in;</text:p>
      <text:p text:style-name="P14"><text:tab/>Checkbox c1,c2;</text:p>
      <text:p text:style-name="P14"><text:tab/>double pi,ye,ra,sim,com;</text:p>
      <text:p text:style-name="P14"><text:tab/>simpandcomp()</text:p>
      <text:p text:style-name="P14"><text:tab/>{</text:p>
      <text:p text:style-name="P14"><text:tab/><text:tab/>p1=new Panel();</text:p>
      <text:p text:style-name="P14"><text:tab/><text:tab/>p2=new Panel();</text:p>
      <text:p text:style-name="P14"/>
      <text:p text:style-name="P14"><text:tab/><text:tab/>in=new CheckboxGroup();</text:p>
      <text:p text:style-name="P14"/>
      <text:p text:style-name="P14"><text:tab/><text:tab/>l1=new Label("Enter the Principal Amount:");</text:p>
      <text:p text:style-name="P14"/>
      <text:p text:style-name="P14"><text:tab/><text:tab/>t1=new TextField();</text:p>
      <text:p text:style-name="P14"/>
      <text:p text:style-name="P14"><text:tab/><text:tab/>l2=new Label("Enter the Number of Years:");</text:p>
      <text:p text:style-name="P14"/>
      <text:p text:style-name="P14"><text:tab/><text:tab/>t2=new TextField();</text:p>
      <text:p text:style-name="P14"/>
      <text:p text:style-name="P14"><text:tab/><text:tab/>l3=new Label("Enter the Rate of Interest:");</text:p>
      <text:p text:style-name="P14"/>
      <text:p text:style-name="P14"><text:tab/><text:tab/>t3=new TextField();</text:p>
      <text:p text:style-name="P14"/>
      <text:p text:style-name="P14"><text:tab/><text:tab/>l4=new Label();</text:p>
      <text:p text:style-name="P14"/>
      <text:p text:style-name="P14"><text:tab/><text:tab/>l5=new Label();</text:p>
      <text:p text:style-name="P14"/>
      <text:p text:style-name="P14"><text:tab/><text:tab/>l6=new Label();</text:p>
      <text:p text:style-name="P14"/>
      <text:p text:style-name="P14"><text:tab/><text:tab/>ans=new Label();</text:p>
      <text:p text:style-name="P14"/>
      <text:p text:style-name="P14"><text:tab/><text:tab/>c1=new Checkbox("Simple Interest",in,false);</text:p>
      <text:p text:style-name="P14"><text:tab/><text:tab/>c1.addItemListener(this);</text:p>
      <text:p text:style-name="P14"><text:tab/><text:tab/>c2=new Checkbox("Compound Interest",in,false);</text:p>
      <text:p text:style-name="P14"><text:tab/><text:tab/>c2.addItemListener(this);</text:p>
      <text:p text:style-name="P14"><text:tab/><text:tab/></text:p>
      <text:p text:style-name="P14"><text:tab/><text:tab/>addWindowListener(new WindowAdapter()</text:p>
      <text:p text:style-name="P14"><text:soft-page-break/><text:tab/><text:tab/>{</text:p>
      <text:p text:style-name="P14"><text:tab/><text:tab/><text:tab/>public void windowClosing(WindowEvent e)</text:p>
      <text:p text:style-name="P14"><text:tab/><text:tab/><text:tab/>{</text:p>
      <text:p text:style-name="P14"><text:tab/><text:tab/><text:tab/><text:tab/>dispose();</text:p>
      <text:p text:style-name="P14"><text:tab/><text:tab/><text:tab/>}</text:p>
      <text:p text:style-name="P14"><text:tab/><text:tab/>});</text:p>
      <text:p text:style-name="P14"/>
      <text:p text:style-name="P14"><text:tab/><text:tab/>add(p1);</text:p>
      <text:p text:style-name="P14"><text:tab/><text:tab/>add(p2);</text:p>
      <text:p text:style-name="P14"><text:tab/><text:tab/>p1.add(l1);</text:p>
      <text:p text:style-name="P14"><text:tab/><text:tab/>p1.add(t1);</text:p>
      <text:p text:style-name="P14"><text:tab/><text:tab/>p1.add(l2);</text:p>
      <text:p text:style-name="P14"><text:tab/><text:tab/>p1.add(t2);</text:p>
      <text:p text:style-name="P14"><text:tab/><text:tab/>p1.add(l3);</text:p>
      <text:p text:style-name="P14"><text:tab/><text:tab/>p1.add(t3);</text:p>
      <text:p text:style-name="P14"><text:tab/><text:tab/>p1.add(c1);</text:p>
      <text:p text:style-name="P14"><text:tab/><text:tab/>p1.add(c2);</text:p>
      <text:p text:style-name="P14"><text:tab/><text:tab/>p2.add(l4);</text:p>
      <text:p text:style-name="P14"><text:tab/><text:tab/>p2.add(l5);</text:p>
      <text:p text:style-name="P14"><text:tab/><text:tab/>p2.add(l6);</text:p>
      <text:p text:style-name="P14"><text:tab/><text:tab/>p2.add(ans);</text:p>
      <text:p text:style-name="P14"/>
      <text:p text:style-name="P14"><text:tab/><text:tab/>setTitle("Find The Simple and Compound Interest");</text:p>
      <text:p text:style-name="P14"><text:tab/><text:tab/></text:p>
      <text:p text:style-name="P14"><text:tab/><text:tab/>setLayout(new GridLayout(2,1,10,10));</text:p>
      <text:p text:style-name="P14"><text:tab/><text:tab/>p1.setLayout(new GridLayout(4,2,10,10));</text:p>
      <text:p text:style-name="P14"><text:tab/><text:tab/>p2.setLayout(new GridLayout(2,2,10,10));</text:p>
      <text:p text:style-name="P14"><text:tab/><text:tab/>setSize(520,520);</text:p>
      <text:p text:style-name="P14"><text:tab/><text:tab/>setVisible(true);</text:p>
      <text:p text:style-name="P14"><text:tab/>}</text:p>
      <text:p text:style-name="P14"><text:tab/>public void itemStateChanged(ItemEvent en)</text:p>
      <text:p text:style-name="P14"><text:tab/>{</text:p>
      <text:p text:style-name="P14"><text:tab/><text:tab/>pi=Double.parseDouble(t1.getText());</text:p>
      <text:p text:style-name="P14"><text:tab/><text:tab/>ye=Double.parseDouble(t2.getText());</text:p>
      <text:p text:style-name="P14"><text:tab/><text:tab/>ra=Double.parseDouble(t3.getText());</text:p>
      <text:p text:style-name="P14"/>
      <text:p text:style-name="P14"><text:tab/><text:tab/>sim=(pi*ye*ra)/100;</text:p>
      <text:p text:style-name="P14"><text:tab/><text:tab/>com=pi*Math.pow(1.0+ra/100.0,ye)-pi;</text:p>
      <text:p text:style-name="P14"/>
      <text:p text:style-name="P14"><text:tab/><text:tab/>if(c1.getState()==true)</text:p>
      <text:p text:style-name="P14"><text:tab/><text:tab/>{</text:p>
      <text:p text:style-name="P14"><text:tab/><text:tab/><text:tab/>l4.setText("The Principle Amount:"+pi);</text:p>
      <text:p text:style-name="P14"><text:tab/><text:tab/><text:tab/>l5.setText("The Number of years:"+ye);</text:p>
      <text:p text:style-name="P14"><text:tab/><text:tab/><text:tab/>l6.setText("The rate of Interest:"+ra);</text:p>
      <text:p text:style-name="P14"><text:tab/><text:tab/><text:tab/>ans.setText("Simple Interest:"+sim);</text:p>
      <text:p text:style-name="P14"><text:soft-page-break/><text:tab/><text:tab/>}</text:p>
      <text:p text:style-name="P14"><text:tab/><text:tab/>if(c2.getState()==true)</text:p>
      <text:p text:style-name="P14"><text:tab/><text:tab/>{</text:p>
      <text:p text:style-name="P14"><text:tab/><text:tab/><text:tab/>l4.setText("The Principle Amount:"+pi);</text:p>
      <text:p text:style-name="P14"><text:tab/><text:tab/><text:tab/>l5.setText("The Number of years:"+ye);</text:p>
      <text:p text:style-name="P14"><text:tab/><text:tab/><text:tab/>l6.setText("The rate of Interest:"+ra);</text:p>
      <text:p text:style-name="P14"><text:tab/><text:tab/><text:tab/>ans.setText("Simple Interest:"+com);</text:p>
      <text:p text:style-name="P14"><text:tab/><text:tab/>}</text:p>
      <text:p text:style-name="P14"><text:tab/>}</text:p>
      <text:p text:style-name="P14"><text:tab/>public static void main(String args[])</text:p>
      <text:p text:style-name="P14"><text:tab/>{</text:p>
      <text:p text:style-name="P14"><text:tab/><text:tab/>simpandcomp ch =new simpandcomp();</text:p>
      <text:p text:style-name="P14"><text:tab/>}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10.Scroll Bars</text:p>
      <text:p text:style-name="P12"/>
      <text:p text:style-name="P14">import java.awt.*;</text:p>
      <text:p text:style-name="P14">import java.awt.event.*;</text:p>
      <text:p text:style-name="P14">class scrollbar extends Frame implements AdjustmentListener</text:p>
      <text:p text:style-name="P14">{</text:p>
      <text:p text:style-name="P14"><text:tab/>Panel p1,p2;</text:p>
      <text:p text:style-name="P14"><text:tab/>Scrollbar re,gre,bl;</text:p>
      <text:p text:style-name="P14"><text:tab/>scrollbar()</text:p>
      <text:p text:style-name="P14"><text:tab/>{</text:p>
      <text:p text:style-name="P14"><text:tab/><text:tab/>p1=new Panel();</text:p>
      <text:p text:style-name="P14"><text:tab/><text:tab/>p2=new Panel();</text:p>
      <text:p text:style-name="P14"/>
      <text:p text:style-name="P14"><text:s text:c="8"/>re=new Scrollbar(Scrollbar.HORIZONTAL, 0, 5, 0, 255);</text:p>
      <text:p text:style-name="P14"><text:s text:c="8"/>re.setBackground(Color.RED);</text:p>
      <text:p text:style-name="P14"><text:s text:c="8"/>re.setBlockIncrement(5);</text:p>
      <text:p text:style-name="P14"><text:s text:c="8"/>re.addAdjustmentListener(this);</text:p>
      <text:p text:style-name="P14"><text:s text:c="8"/></text:p>
      <text:p text:style-name="P14"><text:s text:c="7"/></text:p>
      <text:p text:style-name="P14"/>
      <text:p text:style-name="P14"><text:s text:c="8"/>gre=new Scrollbar(Scrollbar.HORIZONTAL, 0, 5, 0, 255);</text:p>
      <text:p text:style-name="P14"><text:s text:c="8"/>gre.setBackground(Color.GREEN);</text:p>
      <text:p text:style-name="P14"><text:s text:c="8"/>gre.setBlockIncrement(5);</text:p>
      <text:p text:style-name="P14"><text:s text:c="8"/>gre.addAdjustmentListener(this);</text:p>
      <text:p text:style-name="P14"/>
      <text:p text:style-name="P14"><text:s/><text:tab/>bl=new Scrollbar(Scrollbar.HORIZONTAL, 0, 5, 0, 255);</text:p>
      <text:p text:style-name="P14"><text:s text:c="8"/>bl.setBackground(Color.BLUE);</text:p>
      <text:p text:style-name="P14"><text:s text:c="8"/>bl.setBlockIncrement(5);</text:p>
      <text:p text:style-name="P14"><text:s text:c="8"/>bl.addAdjustmentListener(this);</text:p>
      <text:p text:style-name="P14"/>
      <text:p text:style-name="P14"><text:tab/><text:tab/>addWindowListener(new WindowAdapter()</text:p>
      <text:p text:style-name="P14"><text:tab/><text:tab/>{</text:p>
      <text:p text:style-name="P14"><text:tab/><text:tab/><text:tab/>public void windowClosing(WindowEvent en)</text:p>
      <text:p text:style-name="P14"><text:tab/><text:tab/><text:tab/>{</text:p>
      <text:p text:style-name="P14"><text:tab/><text:tab/><text:tab/><text:tab/>dispose();</text:p>
      <text:p text:style-name="P14"><text:tab/><text:tab/><text:tab/>}</text:p>
      <text:p text:style-name="P14"><text:tab/><text:tab/>});</text:p>
      <text:p text:style-name="P14"/>
      <text:p text:style-name="P14"><text:tab/><text:tab/>add(p1);</text:p>
      <text:p text:style-name="P14"><text:tab/><text:tab/>add(p2);</text:p>
      <text:p text:style-name="P14"/>
      <text:p text:style-name="P14"><text:tab/><text:tab/>p1.add(re);</text:p>
      <text:p text:style-name="P14"><text:tab/><text:tab/>p1.add(gre);</text:p>
      <text:p text:style-name="P14"><text:tab/><text:tab/>p1.add(bl);</text:p>
      <text:p text:style-name="P14"/>
      <text:p text:style-name="P14"><text:soft-page-break/><text:tab/><text:tab/>p1.setLayout(new GridLayout(3,1,70,70));</text:p>
      <text:p text:style-name="P14"><text:tab/><text:tab/>p2.setLayout(new GridLayout(1,1));</text:p>
      <text:p text:style-name="P14"/>
      <text:p text:style-name="P14"><text:tab/><text:tab/>setLayout(new GridLayout(2,1,10,10));</text:p>
      <text:p text:style-name="P14"><text:tab/><text:tab/>setSize(500,500);</text:p>
      <text:p text:style-name="P14"><text:tab/><text:tab/>setVisible(true);</text:p>
      <text:p text:style-name="P14"><text:tab/>}</text:p>
      <text:p text:style-name="P14"><text:s text:c="4"/>public void adjustmentValueChanged(AdjustmentEvent e) </text:p>
      <text:p text:style-name="P14"><text:s text:c="4"/>{</text:p>
      <text:p text:style-name="P14"/>
      <text:p text:style-name="P14"><text:s text:c="8"/>int red, blue, green;</text:p>
      <text:p text:style-name="P14"><text:s text:c="8"/>red = green = blue = 0; <text:s text:c="3"/></text:p>
      <text:p text:style-name="P14"><text:s text:c="8"/>if (e.getAdjustable() == re)</text:p>
      <text:p text:style-name="P14"><text:s text:c="8"/>{</text:p>
      <text:p text:style-name="P14"><text:tab/><text:tab/>red = re.getValue();</text:p>
      <text:p text:style-name="P14"><text:tab/><text:tab/>blue = bl.getValue();</text:p>
      <text:p text:style-name="P14"><text:tab/><text:tab/>green = gre.getValue(); </text:p>
      <text:p text:style-name="P14"><text:s text:c="8"/>}</text:p>
      <text:p text:style-name="P14"><text:s text:c="8"/>if (e.getAdjustable() == bl)</text:p>
      <text:p text:style-name="P14"><text:s text:c="8"/>{</text:p>
      <text:p text:style-name="P14"><text:tab/><text:tab/>red = re.getValue();</text:p>
      <text:p text:style-name="P14"><text:tab/><text:tab/>blue = bl.getValue();</text:p>
      <text:p text:style-name="P14"><text:tab/><text:tab/>green = gre.getValue(); </text:p>
      <text:p text:style-name="P14"><text:s text:c="10"/></text:p>
      <text:p text:style-name="P14"><text:s text:c="8"/>}</text:p>
      <text:p text:style-name="P14"><text:s text:c="8"/>if (e.getAdjustable() == gre)</text:p>
      <text:p text:style-name="P14"><text:s text:c="8"/>{</text:p>
      <text:p text:style-name="P14"><text:s text:c="10"/><text:tab/>red = re.getValue();</text:p>
      <text:p text:style-name="P14"><text:tab/><text:tab/>blue = bl.getValue();</text:p>
      <text:p text:style-name="P14"><text:tab/><text:tab/>green = gre.getValue(); <text:s text:c="5"/></text:p>
      <text:p text:style-name="P14"><text:s text:c="8"/>}</text:p>
      <text:p text:style-name="P14"><text:s text:c="8"/></text:p>
      <text:p text:style-name="P14"><text:s text:c="8"/>Color newcolor = new Color(red, green, blue);</text:p>
      <text:p text:style-name="P14"><text:s text:c="8"/>p2.setBackground(newcolor);</text:p>
      <text:p text:style-name="P14"><text:s text:c="4"/>}</text:p>
      <text:p text:style-name="P14"><text:tab/></text:p>
      <text:p text:style-name="P14"><text:tab/>public static void main(String args[])</text:p>
      <text:p text:style-name="P14"><text:tab/>{</text:p>
      <text:p text:style-name="P14"><text:tab/><text:tab/>scrollbar sb=new scrollbar();</text:p>
      <text:p text:style-name="P14"><text:tab/>}</text:p>
      <text:p text:style-name="P14">}</text:p>
      <text:p text:style-name="P14"/>
      <text:p text:style-name="P14"/>
      <text:p text:style-name="P14"/>
      <text:p text:style-name="P14"/>
      <text:p text:style-name="P12"><text:soft-page-break/>11.Choice &amp; List</text:p>
      <text:p text:style-name="P14"/>
      <text:p text:style-name="P15">import java.awt.*;</text:p>
      <text:p text:style-name="P15">import java.awt.event.*;</text:p>
      <text:p text:style-name="P15"/>
      <text:p text:style-name="P15">class choiceandlist extends Frame implements ActionListener</text:p>
      <text:p text:style-name="P15">{</text:p>
      <text:p text:style-name="P15"><text:tab/>Panel p1,p2;</text:p>
      <text:p text:style-name="P15"><text:tab/>Choice ch;</text:p>
      <text:p text:style-name="P15"><text:tab/>List list;</text:p>
      <text:p text:style-name="P15"><text:tab/>Label l1,l2,l3,l4,l5;</text:p>
      <text:p text:style-name="P15"><text:tab/>TextArea l6;</text:p>
      <text:p text:style-name="P15"><text:tab/>Button b1;</text:p>
      <text:p text:style-name="P15"/>
      <text:p text:style-name="P15"><text:tab/>choiceandlist()</text:p>
      <text:p text:style-name="P15"><text:tab/>{</text:p>
      <text:p text:style-name="P15"><text:tab/><text:tab/>p1=new Panel();</text:p>
      <text:p text:style-name="P15"><text:tab/><text:tab/>p2=new Panel();</text:p>
      <text:p text:style-name="P15"/>
      <text:p text:style-name="P15"><text:tab/><text:tab/>list=new List();</text:p>
      <text:p text:style-name="P15"><text:tab/><text:tab/>ch=new Choice();</text:p>
      <text:p text:style-name="P15"/>
      <text:p text:style-name="P15"><text:tab/><text:tab/>l1=new Label("SELECT FROM THE CHOICE");</text:p>
      <text:p text:style-name="P15"><text:tab/><text:tab/>l2=new Label("SELECT FROM THE LIST ");</text:p>
      <text:p text:style-name="P15"><text:tab/><text:tab/>l3=new Label("Choice:");</text:p>
      <text:p text:style-name="P15"><text:tab/><text:tab/>l4=new Label("List :");</text:p>
      <text:p text:style-name="P15"><text:tab/><text:tab/>l5=new Label();</text:p>
      <text:p text:style-name="P15"><text:tab/><text:tab/>l6=new TextArea();</text:p>
      <text:p text:style-name="P15"/>
      <text:p text:style-name="P15"><text:tab/><text:tab/>b1=new Button("Submit");</text:p>
      <text:p text:style-name="P15"><text:tab/><text:tab/>b1.addActionListener(this);</text:p>
      <text:p text:style-name="P15"/>
      <text:p text:style-name="P15"><text:tab/><text:tab/>ch.add("TAMIL");</text:p>
      <text:p text:style-name="P15"><text:tab/><text:tab/>ch.add("ENGLISH");</text:p>
      <text:p text:style-name="P15"><text:tab/><text:tab/>ch.add("HINDHI");</text:p>
      <text:p text:style-name="P15"><text:tab/><text:tab/>ch.add("MALAYALAM");</text:p>
      <text:p text:style-name="P15"><text:tab/><text:tab/>ch.add("TELUNGU");</text:p>
      <text:p text:style-name="P15"/>
      <text:p text:style-name="P15"><text:tab/><text:tab/>list.add("TAMIL");</text:p>
      <text:p text:style-name="P15"><text:tab/><text:tab/>list.add("ENGLISH");</text:p>
      <text:p text:style-name="P15"><text:tab/><text:tab/>list.add("HINDHI");</text:p>
      <text:p text:style-name="P15"><text:tab/><text:tab/>list.add("MALAYALAM");</text:p>
      <text:p text:style-name="P15"><text:tab/><text:tab/>list.add("TELUNGU");</text:p>
      <text:p text:style-name="P15"/>
      <text:p text:style-name="P15"><text:tab/><text:tab/>add(p1);</text:p>
      <text:p text:style-name="P15"><text:soft-page-break/><text:tab/><text:tab/>add(p2);</text:p>
      <text:p text:style-name="P15"><text:tab/><text:tab/>p1.add(l1);</text:p>
      <text:p text:style-name="P15"><text:tab/><text:tab/>p1.add(l2);</text:p>
      <text:p text:style-name="P15"><text:tab/><text:tab/>p1.add(ch);</text:p>
      <text:p text:style-name="P15"><text:tab/><text:tab/>p1.add(list);</text:p>
      <text:p text:style-name="P15"><text:tab/><text:tab/>p1.add(b1);</text:p>
      <text:p text:style-name="P15"><text:tab/><text:tab/>p2.add(l3);</text:p>
      <text:p text:style-name="P15"><text:tab/><text:tab/>p2.add(l5);</text:p>
      <text:p text:style-name="P15"><text:tab/><text:tab/>p2.add(l4);</text:p>
      <text:p text:style-name="P15"><text:tab/><text:tab/>p2.add(l6);</text:p>
      <text:p text:style-name="P15"/>
      <text:p text:style-name="P15"><text:tab/><text:tab/>addWindowListener(new WindowAdapter()</text:p>
      <text:p text:style-name="P15"><text:tab/><text:tab/>{</text:p>
      <text:p text:style-name="P15"><text:tab/><text:tab/><text:tab/>public void windowClosing(WindowEvent e)</text:p>
      <text:p text:style-name="P15"><text:tab/><text:tab/><text:tab/>{</text:p>
      <text:p text:style-name="P15"><text:tab/><text:tab/><text:tab/><text:tab/>dispose();</text:p>
      <text:p text:style-name="P15"><text:tab/><text:tab/><text:tab/>}</text:p>
      <text:p text:style-name="P15"><text:tab/><text:tab/>});</text:p>
      <text:p text:style-name="P15"/>
      <text:p text:style-name="P15"><text:tab/><text:tab/>list.setMultipleMode(true);</text:p>
      <text:p text:style-name="P15"/>
      <text:p text:style-name="P15"><text:tab/><text:tab/>p1.setLayout(new GridLayout(3,2,10,10));</text:p>
      <text:p text:style-name="P15"><text:tab/><text:tab/>p2.setLayout(new GridLayout(2,2,10,10));</text:p>
      <text:p text:style-name="P15"/>
      <text:p text:style-name="P15"><text:tab/><text:tab/>setLayout(new GridLayout(2,1,10,10));</text:p>
      <text:p text:style-name="P15"><text:tab/><text:tab/>setSize(500,500);</text:p>
      <text:p text:style-name="P15"><text:tab/><text:tab/>setVisible(true);</text:p>
      <text:p text:style-name="P15"><text:tab/>}</text:p>
      <text:p text:style-name="P15"><text:tab/>public void actionPerformed(ActionEvent en)</text:p>
      <text:p text:style-name="P15"><text:tab/>{</text:p>
      <text:p text:style-name="P15"><text:tab/><text:tab/>if(en.getSource()==b1)</text:p>
      <text:p text:style-name="P15"><text:tab/><text:tab/>{</text:p>
      <text:p text:style-name="P15"><text:tab/><text:tab/><text:tab/>l5.setText(ch.getItem(ch.getSelectedIndex()));</text:p>
      <text:p text:style-name="P15"><text:tab/><text:tab/><text:tab/>String[] item=list.getSelectedItems();</text:p>
      <text:p text:style-name="P15"><text:tab/><text:tab/><text:tab/>if(item.length==0)</text:p>
      <text:p text:style-name="P15"><text:tab/><text:tab/><text:tab/>{</text:p>
      <text:p text:style-name="P15"><text:tab/><text:tab/><text:tab/>l6.setText("NO ITEMS CAN BE SELECTED");</text:p>
      <text:p text:style-name="P15"><text:tab/><text:tab/><text:tab/>}</text:p>
      <text:p text:style-name="P15"/>
      <text:p text:style-name="P15"><text:tab/><text:tab/><text:tab/>for(String l:item)</text:p>
      <text:p text:style-name="P15"><text:tab/><text:tab/><text:tab/>{</text:p>
      <text:p text:style-name="P15"><text:tab/><text:tab/><text:tab/>l6.repaint();</text:p>
      <text:p text:style-name="P15"><text:tab/><text:tab/><text:tab/>l6.append(l+",\n");</text:p>
      <text:p text:style-name="P15"><text:tab/><text:tab/><text:tab/>}</text:p>
      <text:p text:style-name="P15"/>
      <text:p text:style-name="P15"><text:soft-page-break/><text:tab/><text:tab/>}</text:p>
      <text:p text:style-name="P15"/>
      <text:p text:style-name="P15"/>
      <text:p text:style-name="P15"><text:tab/>}</text:p>
      <text:p text:style-name="P15"><text:tab/>public static void main(String args[])</text:p>
      <text:p text:style-name="P15"><text:tab/>{</text:p>
      <text:p text:style-name="P15"><text:tab/><text:tab/>choiceandlist ch=new choiceandlist();</text:p>
      <text:p text:style-name="P15"><text:tab/>}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12.Text Area</text:p>
      <text:p text:style-name="P13"/>
      <text:p text:style-name="P20">import java.awt.*;</text:p>
      <text:p text:style-name="P20">import java.awt.event.*;</text:p>
      <text:p text:style-name="P20">class textarea extends Frame implements ActionListener</text:p>
      <text:p text:style-name="P20">{</text:p>
      <text:p text:style-name="P20"/>
      <text:p text:style-name="P20"><text:tab/>Panel p1,p2;</text:p>
      <text:p text:style-name="P20"><text:tab/>Label l1,l2;</text:p>
      <text:p text:style-name="P20"><text:tab/>TextArea t1;</text:p>
      <text:p text:style-name="P20"><text:tab/>TextField t2,t3;</text:p>
      <text:p text:style-name="P20"><text:tab/>Button b1,b2;</text:p>
      <text:p text:style-name="P20"><text:tab/>textarea()</text:p>
      <text:p text:style-name="P20"><text:tab/>{</text:p>
      <text:p text:style-name="P20"><text:tab/><text:tab/>p1=new Panel();</text:p>
      <text:p text:style-name="P20"><text:tab/><text:tab/>p2=new Panel();</text:p>
      <text:p text:style-name="P20"/>
      <text:p text:style-name="P20"><text:tab/><text:tab/>l1=new Label("Enter the Text <text:s text:c="4"/>:");</text:p>
      <text:p text:style-name="P20"><text:tab/><text:tab/>l2=new Label("Enter the Location :");</text:p>
      <text:p text:style-name="P20"/>
      <text:p text:style-name="P20"><text:tab/><text:tab/>t1=new TextArea();</text:p>
      <text:p text:style-name="P20"/>
      <text:p text:style-name="P20"><text:tab/><text:tab/>t2=new TextField();</text:p>
      <text:p text:style-name="P20"><text:tab/><text:tab/>t3=new TextField();</text:p>
      <text:p text:style-name="P20"/>
      <text:p text:style-name="P20"><text:tab/><text:tab/>b1=new Button("Append");</text:p>
      <text:p text:style-name="P20"><text:tab/><text:tab/>b1.addActionListener(this);</text:p>
      <text:p text:style-name="P20"><text:tab/><text:tab/>b2=new Button("Insert");</text:p>
      <text:p text:style-name="P20"><text:tab/><text:tab/>b2.addActionListener(this);</text:p>
      <text:p text:style-name="P20"/>
      <text:p text:style-name="P20"><text:tab/><text:tab/>addWindowListener(new WindowAdapter()</text:p>
      <text:p text:style-name="P20"><text:tab/><text:tab/>{</text:p>
      <text:p text:style-name="P20"><text:tab/><text:tab/><text:tab/>public void windowClosing(WindowEvent e)</text:p>
      <text:p text:style-name="P20"><text:tab/><text:tab/><text:tab/>{</text:p>
      <text:p text:style-name="P20"><text:tab/><text:tab/><text:tab/><text:tab/>dispose();</text:p>
      <text:p text:style-name="P20"><text:tab/><text:tab/><text:tab/>}</text:p>
      <text:p text:style-name="P20"><text:tab/><text:tab/>});</text:p>
      <text:p text:style-name="P20"/>
      <text:p text:style-name="P20"><text:tab/><text:tab/>add(p1);</text:p>
      <text:p text:style-name="P20"><text:tab/><text:tab/>add(p2);</text:p>
      <text:p text:style-name="P20"><text:tab/><text:tab/>p1.add(t1);</text:p>
      <text:p text:style-name="P20"><text:tab/><text:tab/>p2.add(l1);</text:p>
      <text:p text:style-name="P20"><text:tab/><text:tab/>p2.add(t2);</text:p>
      <text:p text:style-name="P20"><text:tab/><text:tab/>p2.add(l2);</text:p>
      <text:p text:style-name="P20"><text:tab/><text:tab/>p2.add(t3);</text:p>
      <text:p text:style-name="P20"><text:soft-page-break/><text:tab/><text:tab/>p2.add(b1);</text:p>
      <text:p text:style-name="P20"><text:tab/><text:tab/>p2.add(b2);</text:p>
      <text:p text:style-name="P20"><text:tab/><text:tab/></text:p>
      <text:p text:style-name="P20"><text:tab/><text:tab/>p1.setLayout(new GridLayout(1,1));</text:p>
      <text:p text:style-name="P20"><text:tab/><text:tab/>p2.setLayout(new GridLayout(3,2,40,40));</text:p>
      <text:p text:style-name="P20"/>
      <text:p text:style-name="P20"><text:tab/><text:tab/>setLayout(new GridLayout(2,1,10,10));</text:p>
      <text:p text:style-name="P20"><text:tab/><text:tab/>setTitle("TEXT AREA EXAMPLE PROGRAM");</text:p>
      <text:p text:style-name="P20"><text:tab/><text:tab/>setSize(500,500);</text:p>
      <text:p text:style-name="P20"><text:tab/><text:tab/>setVisible(true);</text:p>
      <text:p text:style-name="P20"><text:tab/>}</text:p>
      <text:p text:style-name="P20"><text:tab/>public void actionPerformed(ActionEvent en)</text:p>
      <text:p text:style-name="P20"><text:tab/>{</text:p>
      <text:p text:style-name="P20"><text:tab/><text:tab/>String g,h;int a;</text:p>
      <text:p text:style-name="P20"><text:tab/><text:tab/>if(en.getSource()==b1)</text:p>
      <text:p text:style-name="P20"><text:tab/><text:tab/>{</text:p>
      <text:p text:style-name="P20"><text:tab/><text:tab/><text:tab/>g=t1.getText();</text:p>
      <text:p text:style-name="P20"><text:tab/><text:tab/><text:tab/>h=t2.getText();</text:p>
      <text:p text:style-name="P20"><text:tab/><text:tab/><text:tab/>t1.append(h);</text:p>
      <text:p text:style-name="P20"><text:tab/><text:tab/>}</text:p>
      <text:p text:style-name="P20"><text:tab/><text:tab/>if(en.getSource()==b2)</text:p>
      <text:p text:style-name="P20"><text:tab/><text:tab/>{</text:p>
      <text:p text:style-name="P20"><text:tab/><text:tab/><text:tab/>g=t1.getText();</text:p>
      <text:p text:style-name="P20"><text:tab/><text:tab/><text:tab/>h=t2.getText();</text:p>
      <text:p text:style-name="P20"><text:tab/><text:tab/><text:tab/>a=Integer.parseInt(t3.getText());</text:p>
      <text:p text:style-name="P20"><text:tab/><text:tab/><text:tab/>t1.insert(h,a);</text:p>
      <text:p text:style-name="P20"><text:tab/><text:tab/>}</text:p>
      <text:p text:style-name="P20"><text:tab/>}</text:p>
      <text:p text:style-name="P20"><text:tab/>public static void main(String args[])</text:p>
      <text:p text:style-name="P20"><text:tab/>{</text:p>
      <text:p text:style-name="P20"><text:tab/><text:tab/>textarea e=new textarea();</text:p>
      <text:p text:style-name="P20"><text:tab/>}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oft-page-break/>13.Menu Bar</text:p>
      <text:p text:style-name="P18"/>
      <text:p text:style-name="P20">import java.awt.*;</text:p>
      <text:p text:style-name="P20">import java.awt.event.*;</text:p>
      <text:p text:style-name="P20">public class menubar extends Frame implements ActionListener</text:p>
      <text:p text:style-name="P20">{</text:p>
      <text:p text:style-name="P20"><text:tab/>Label l1,l2;</text:p>
      <text:p text:style-name="P20"><text:tab/>MenuBar mb;</text:p>
      <text:p text:style-name="P20"><text:tab/>MenuItem newfile,window,open,save,saveas, cut,copy,paste,closetag,opentag;</text:p>
      <text:p text:style-name="P20"><text:tab/>Menu file,edit,submenu;</text:p>
      <text:p text:style-name="P20"><text:tab/>menubar()</text:p>
      <text:p text:style-name="P20"><text:tab/>{</text:p>
      <text:p text:style-name="P20"><text:tab/><text:tab/>l1=new Label("selected menu is:");</text:p>
      <text:p text:style-name="P20"><text:tab/><text:tab/>l2=new Label();</text:p>
      <text:p text:style-name="P20"><text:tab/><text:tab/>mb=new MenuBar();</text:p>
      <text:p text:style-name="P20"><text:tab/><text:tab/>file=new Menu("File");</text:p>
      <text:p text:style-name="P20"><text:tab/><text:tab/>edit=new Menu("Edit");</text:p>
      <text:p text:style-name="P20"><text:tab/><text:tab/>submenu=new Menu("tag");</text:p>
      <text:p text:style-name="P20"><text:tab/><text:tab/>closetag=new MenuItem("closetag");</text:p>
      <text:p text:style-name="P20"><text:tab/><text:tab/>closetag.addActionListener(this);</text:p>
      <text:p text:style-name="P20"><text:tab/><text:tab/>opentag=new MenuItem("opentag");</text:p>
      <text:p text:style-name="P20"><text:tab/><text:tab/>opentag.addActionListener(this);</text:p>
      <text:p text:style-name="P20"><text:tab/><text:tab/>cut=new MenuItem("Cut");</text:p>
      <text:p text:style-name="P20"><text:tab/><text:tab/>cut.addActionListener(this);</text:p>
      <text:p text:style-name="P20"><text:tab/><text:tab/>copy=new MenuItem("Copy");</text:p>
      <text:p text:style-name="P20"><text:tab/><text:tab/>copy.addActionListener(this);</text:p>
      <text:p text:style-name="P20"><text:tab/><text:tab/>paste=new MenuItem("paste");</text:p>
      <text:p text:style-name="P20"><text:tab/><text:tab/>paste.addActionListener(this);</text:p>
      <text:p text:style-name="P20"><text:tab/><text:tab/>newfile=new MenuItem("NewFile");</text:p>
      <text:p text:style-name="P20"><text:tab/><text:tab/>newfile.addActionListener(this);</text:p>
      <text:p text:style-name="P20"><text:tab/><text:tab/>window=new MenuItem("Window");</text:p>
      <text:p text:style-name="P20"><text:tab/><text:tab/>window.addActionListener(this);</text:p>
      <text:p text:style-name="P20"><text:tab/><text:tab/>open=new MenuItem("Open");</text:p>
      <text:p text:style-name="P20"><text:tab/><text:tab/>open.addActionListener(this);</text:p>
      <text:p text:style-name="P20"><text:tab/><text:tab/>save=new MenuItem("Save");</text:p>
      <text:p text:style-name="P20"><text:tab/><text:tab/>save.addActionListener(this);saveas=new MenuItem("SaveAs");</text:p>
      <text:p text:style-name="P20"><text:tab/><text:tab/>saveas.addActionListener(this);</text:p>
      <text:p text:style-name="P20"/>
      <text:p text:style-name="P20"><text:tab/>addWindowListener(new WindowAdapter ()</text:p>
      <text:p text:style-name="P20"><text:tab/>{</text:p>
      <text:p text:style-name="P20"><text:tab/><text:tab/>public void windowClosing(WindowEvent e)</text:p>
      <text:p text:style-name="P20"><text:tab/><text:tab/>{</text:p>
      <text:p text:style-name="P20"><text:tab/><text:tab/><text:tab/>dispose();</text:p>
      <text:p text:style-name="P20"><text:tab/><text:tab/>}</text:p>
      <text:p text:style-name="P20"><text:tab/>});</text:p>
      <text:p text:style-name="P20"><text:soft-page-break/><text:tab/><text:tab/>add(l1);</text:p>
      <text:p text:style-name="P20"><text:tab/><text:tab/>add(l2);</text:p>
      <text:p text:style-name="P20"><text:tab/><text:tab/>file.add(newfile);</text:p>
      <text:p text:style-name="P20"><text:tab/><text:tab/>file.add(window);</text:p>
      <text:p text:style-name="P20"><text:tab/><text:tab/>file.add(open);</text:p>
      <text:p text:style-name="P20"><text:tab/><text:tab/>file.add(save);</text:p>
      <text:p text:style-name="P20"><text:tab/><text:tab/>file.add(saveas);</text:p>
      <text:p text:style-name="P20"><text:tab/><text:tab/>edit.add(cut);edit.add(copy);</text:p>
      <text:p text:style-name="P20"><text:tab/><text:tab/>edit.add(paste);</text:p>
      <text:p text:style-name="P20"><text:tab/><text:tab/>setMenuBar(mb);</text:p>
      <text:p text:style-name="P20"><text:tab/><text:tab/>mb.add(file);</text:p>
      <text:p text:style-name="P20"><text:tab/><text:tab/>mb.add(edit);</text:p>
      <text:p text:style-name="P20"><text:tab/><text:tab/>submenu.add(closetag);</text:p>
      <text:p text:style-name="P20"><text:tab/><text:tab/>submenu.add(opentag);</text:p>
      <text:p text:style-name="P20"><text:tab/><text:tab/>edit.add(submenu);</text:p>
      <text:p text:style-name="P20"><text:tab/><text:tab/>setSize(500,500);</text:p>
      <text:p text:style-name="P20"><text:tab/><text:tab/>setVisible(true);</text:p>
      <text:p text:style-name="P20"><text:tab/><text:tab/>setLayout(null);</text:p>
      <text:p text:style-name="P20"><text:tab/>}</text:p>
      <text:p text:style-name="P20"><text:tab/>public void actionPerformed(ActionEvent ae)</text:p>
      <text:p text:style-name="P20"><text:tab/>{</text:p>
      <text:p text:style-name="P20"><text:tab/><text:tab/>if(ae.getSource()==newfile)</text:p>
      <text:p text:style-name="P20"><text:tab/><text:tab/>{</text:p>
      <text:p text:style-name="P20"><text:tab/><text:tab/><text:tab/>l2.setText(newfile.getLabel());</text:p>
      <text:p text:style-name="P20"><text:tab/><text:tab/>}</text:p>
      <text:p text:style-name="P20"><text:tab/><text:tab/>if(ae.getSource()==window)</text:p>
      <text:p text:style-name="P20"><text:tab/><text:tab/>{</text:p>
      <text:p text:style-name="P20"><text:tab/><text:tab/><text:tab/>l2.setText(window.getLabel());</text:p>
      <text:p text:style-name="P20"><text:tab/><text:tab/>}</text:p>
      <text:p text:style-name="P20"><text:tab/><text:tab/>if(ae.getSource()==open)</text:p>
      <text:p text:style-name="P20"><text:tab/><text:tab/>{</text:p>
      <text:p text:style-name="P20"><text:tab/><text:tab/><text:tab/>l2.setText(open.getLabel());</text:p>
      <text:p text:style-name="P20"><text:tab/><text:tab/>}</text:p>
      <text:p text:style-name="P20"><text:tab/><text:tab/>if(ae.getSource()==save)</text:p>
      <text:p text:style-name="P20"><text:tab/><text:tab/>{</text:p>
      <text:p text:style-name="P20"><text:tab/><text:tab/><text:tab/>l2.setText(save.getLabel());</text:p>
      <text:p text:style-name="P20"><text:tab/><text:tab/>}</text:p>
      <text:p text:style-name="P20"><text:tab/><text:tab/>if(ae.getSource()==saveas)</text:p>
      <text:p text:style-name="P20"><text:tab/><text:tab/>{</text:p>
      <text:p text:style-name="P20"><text:tab/><text:tab/><text:tab/>l2.setText(saveas.getLabel());</text:p>
      <text:p text:style-name="P20"><text:tab/><text:tab/>}</text:p>
      <text:p text:style-name="P20"><text:tab/><text:tab/>if(ae.getSource()==cut)</text:p>
      <text:p text:style-name="P20"><text:tab/><text:tab/>{</text:p>
      <text:p text:style-name="P20"><text:tab/><text:tab/><text:tab/>l2.setText(cut.getLabel());</text:p>
      <text:p text:style-name="P20"><text:tab/><text:tab/>}</text:p>
      <text:p text:style-name="P20"><text:soft-page-break/><text:tab/><text:tab/>if(ae.getSource()==copy)</text:p>
      <text:p text:style-name="P20"><text:tab/><text:tab/>{</text:p>
      <text:p text:style-name="P20"><text:tab/><text:tab/><text:tab/>l2.setText(copy.getLabel());</text:p>
      <text:p text:style-name="P20"><text:tab/><text:tab/>}</text:p>
      <text:p text:style-name="P20"><text:tab/><text:tab/>if(ae.getSource()==paste)</text:p>
      <text:p text:style-name="P20"><text:tab/><text:tab/>{</text:p>
      <text:p text:style-name="P20"><text:tab/><text:tab/><text:tab/>l2.setText(paste.getLabel());</text:p>
      <text:p text:style-name="P20"><text:tab/><text:tab/>}</text:p>
      <text:p text:style-name="P20"><text:tab/><text:tab/>if(ae.getSource()==closetag)</text:p>
      <text:p text:style-name="P20"><text:tab/><text:tab/>{</text:p>
      <text:p text:style-name="P20"><text:tab/><text:tab/><text:tab/>l2.setText(closetag.getLabel());</text:p>
      <text:p text:style-name="P20"><text:tab/><text:tab/>}</text:p>
      <text:p text:style-name="P20"><text:tab/><text:tab/>if(ae.getSource()==opentag)</text:p>
      <text:p text:style-name="P20"><text:tab/><text:tab/>{</text:p>
      <text:p text:style-name="P20"><text:tab/><text:tab/><text:tab/>l2.setText(opentag.getLabel());}</text:p>
      <text:p text:style-name="P20"><text:tab/><text:tab/>}</text:p>
      <text:p text:style-name="P20"/>
      <text:p text:style-name="P20"><text:tab/>public static void main(String[] args)</text:p>
      <text:p text:style-name="P20"><text:tab/>{</text:p>
      <text:p text:style-name="P20"><text:tab/><text:tab/>new menubar();</text:p>
      <text:p text:style-name="P20"><text:tab/>}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soft-page-break/>14.Dialog Box</text:p>
      <text:p text:style-name="P19"/>
      <text:p text:style-name="P21">import java.awt.*;</text:p>
      <text:p text:style-name="P21">import java.awt.event.*;</text:p>
      <text:p text:style-name="P21">public class dialogdemo extends Frame implements ActionListener</text:p>
      <text:p text:style-name="P21">{</text:p>
      <text:p text:style-name="P21"><text:tab/>Dialog d;</text:p>
      <text:p text:style-name="P21"><text:tab/>Button b;</text:p>
      <text:p text:style-name="P21"/>
      <text:p text:style-name="P21"><text:tab/>dialogdemo()</text:p>
      <text:p text:style-name="P21"><text:tab/>{</text:p>
      <text:p text:style-name="P21"><text:tab/>d=new Dialog(this,"Dialog Example");</text:p>
      <text:p text:style-name="P21"><text:tab/>d.setLayout(new FlowLayout());</text:p>
      <text:p text:style-name="P21"><text:tab/>b=new Button("ok");</text:p>
      <text:p text:style-name="P21"><text:tab/>b.addActionListener(this);</text:p>
      <text:p text:style-name="P21"><text:tab/>d.add(new Label("click button to continue"));</text:p>
      <text:p text:style-name="P21"><text:tab/>d.add(b);</text:p>
      <text:p text:style-name="P21"><text:tab/>d.setSize(150,150);</text:p>
      <text:p text:style-name="P21"><text:tab/>d.setVisible(true);</text:p>
      <text:p text:style-name="P21"><text:tab/>setSize(400,400);</text:p>
      <text:p text:style-name="P21"/>
      <text:p text:style-name="P21"/>
      <text:p text:style-name="P21"/>
      <text:p text:style-name="P21"><text:tab/><text:tab/>addWindowListener(new WindowAdapter()</text:p>
      <text:p text:style-name="P21"><text:tab/><text:tab/>{</text:p>
      <text:p text:style-name="P21"><text:tab/><text:tab/><text:tab/>public void windowClosing(WindowEvent ea)</text:p>
      <text:p text:style-name="P21"><text:tab/><text:tab/><text:tab/>{</text:p>
      <text:p text:style-name="P21"><text:tab/><text:tab/><text:tab/><text:tab/>dispose();</text:p>
      <text:p text:style-name="P21"><text:tab/><text:tab/><text:tab/>}</text:p>
      <text:p text:style-name="P21"><text:tab/><text:tab/>});</text:p>
      <text:p text:style-name="P21"><text:tab/></text:p>
      <text:p text:style-name="P21"><text:tab/>setVisible(true);</text:p>
      <text:p text:style-name="P21"><text:tab/>}</text:p>
      <text:p text:style-name="P21"><text:tab/></text:p>
      <text:p text:style-name="P21"><text:tab/>public void actionPerformed(ActionEvent e)</text:p>
      <text:p text:style-name="P21"><text:tab/>{</text:p>
      <text:p text:style-name="P21"><text:tab/><text:tab/>d.setVisible(false);</text:p>
      <text:p text:style-name="P21"><text:tab/>}</text:p>
      <text:p text:style-name="P21"><text:tab/></text:p>
      <text:p text:style-name="P21"><text:tab/>public static void main(String args[])</text:p>
      <text:p text:style-name="P21"><text:tab/>{</text:p>
      <text:p text:style-name="P21"><text:tab/><text:tab/>new dialogdemo();</text:p>
      <text:p text:style-name="P21"><text:tab/>}</text:p>
      <text:p text:style-name="P21">}</text:p>
      <text:p text:style-name="P21"/>
      <text:p text:style-name="P19"><text:soft-page-break/>15.File Dialog Box</text:p>
      <text:p text:style-name="P19"/>
      <text:p text:style-name="P21">import java.awt.*;</text:p>
      <text:p text:style-name="P21">import java.awt.event.*;</text:p>
      <text:p text:style-name="P21">public class filedemo extends Frame implements ActionListener</text:p>
      <text:p text:style-name="P21">{</text:p>
      <text:p text:style-name="P21"><text:tab/>Label headerLabel;</text:p>
      <text:p text:style-name="P21"><text:tab/>Label statusLabel;</text:p>
      <text:p text:style-name="P21"><text:tab/>Panel controlPanel;</text:p>
      <text:p text:style-name="P21"><text:tab/>FileDialog filedialog;</text:p>
      <text:p text:style-name="P21"><text:tab/>Button lo;</text:p>
      <text:p text:style-name="P21"/>
      <text:p text:style-name="P21"/>
      <text:p text:style-name="P21"><text:tab/>public filedemo()</text:p>
      <text:p text:style-name="P21"><text:tab/>{</text:p>
      <text:p text:style-name="P21"><text:tab/><text:tab/>setSize(400,400);</text:p>
      <text:p text:style-name="P21"><text:tab/><text:tab/>setLayout(new GridLayout(3,1));</text:p>
      <text:p text:style-name="P21"><text:tab/><text:tab/></text:p>
      <text:p text:style-name="P21"><text:tab/>addWindowListener(new WindowAdapter()</text:p>
      <text:p text:style-name="P21"><text:tab/>{</text:p>
      <text:p text:style-name="P21"><text:tab/><text:tab/>public void windowClosing(WindowEvent we)</text:p>
      <text:p text:style-name="P21"><text:tab/><text:tab/>{</text:p>
      <text:p text:style-name="P21"><text:tab/><text:tab/><text:tab/>dispose();</text:p>
      <text:p text:style-name="P21"><text:tab/><text:tab/>}</text:p>
      <text:p text:style-name="P21"><text:tab/>});</text:p>
      <text:p text:style-name="P21"><text:tab/></text:p>
      <text:p text:style-name="P21"/>
      <text:p text:style-name="P21"><text:tab/><text:tab/>headerLabel=new Label();</text:p>
      <text:p text:style-name="P21"><text:tab/><text:tab/>headerLabel.setAlignment(Label.CENTER);</text:p>
      <text:p text:style-name="P21"/>
      <text:p text:style-name="P21"><text:tab/><text:tab/>statusLabel=new Label();</text:p>
      <text:p text:style-name="P21"><text:tab/><text:tab/>statusLabel.setAlignment(Label.CENTER);</text:p>
      <text:p text:style-name="P21"><text:tab/><text:tab/></text:p>
      <text:p text:style-name="P21"><text:tab/><text:tab/>statusLabel.setSize(350,350);</text:p>
      <text:p text:style-name="P21"><text:tab/></text:p>
      <text:p text:style-name="P21"><text:tab/><text:tab/>lo=new Button("open");</text:p>
      <text:p text:style-name="P21"><text:tab/><text:tab/>lo.addActionListener(this);</text:p>
      <text:p text:style-name="P21"><text:tab/><text:tab/></text:p>
      <text:p text:style-name="P21"/>
      <text:p text:style-name="P21"><text:tab/><text:tab/>controlPanel=new Panel();</text:p>
      <text:p text:style-name="P21"><text:tab/><text:tab/>controlPanel.setLayout(new FlowLayout());</text:p>
      <text:p text:style-name="P21"><text:tab/><text:tab/>controlPanel.add(lo);</text:p>
      <text:p text:style-name="P21"><text:tab/><text:tab/>filedialog=new FileDialog(this,"select file");</text:p>
      <text:p text:style-name="P21"><text:tab/><text:tab/></text:p>
      <text:p text:style-name="P21"><text:tab/><text:tab/>add(headerLabel);</text:p>
      <text:p text:style-name="P21"><text:soft-page-break/><text:tab/><text:tab/>add(controlPanel);</text:p>
      <text:p text:style-name="P21"><text:tab/><text:tab/>add(statusLabel);</text:p>
      <text:p text:style-name="P21"><text:tab/><text:tab/>setVisible(true);</text:p>
      <text:p text:style-name="P21"/>
      <text:p text:style-name="P21"><text:tab/>}</text:p>
      <text:p text:style-name="P21"><text:tab/></text:p>
      <text:p text:style-name="P21"/>
      <text:p text:style-name="P21"><text:tab/>public static void main(String args[])</text:p>
      <text:p text:style-name="P21"><text:tab/>{</text:p>
      <text:p text:style-name="P21"><text:tab/><text:tab/>new filedemo();</text:p>
      <text:p text:style-name="P21"><text:tab/>}</text:p>
      <text:p text:style-name="P21"><text:tab/></text:p>
      <text:p text:style-name="P21"><text:tab/>public void actionPerformed(ActionEvent ae)</text:p>
      <text:p text:style-name="P21"><text:tab/>{</text:p>
      <text:p text:style-name="P21"><text:tab/></text:p>
      <text:p text:style-name="P21"><text:tab/>headerLabel.setText("Control in Action:fileDialog");</text:p>
      <text:p text:style-name="P21"><text:tab/>filedialog.setVisible(true);</text:p>
      <text:p text:style-name="P21"><text:tab/>statusLabel.setText("File Selected:"+filedialog.getDirectory()+filedialog.getFile());</text:p>
      <text:p text:style-name="P21"><text:tab/>}</text:p>
      <text:p text:style-name="P21">}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16.LOG IN (IMAGE ICON)</text:p>
      <text:p text:style-name="P29">import javax.swing.*;</text:p>
      <text:p text:style-name="P29">import java.awt.*;</text:p>
      <text:p text:style-name="P29">import java.awt.event.*;</text:p>
      <text:p text:style-name="P29">class login implements ActionListener</text:p>
      <text:p text:style-name="P29">{</text:p>
      <text:p text:style-name="P29"><text:tab/>JFrame frame;</text:p>
      <text:p text:style-name="P29"><text:tab/>JLabel l1,l2;</text:p>
      <text:p text:style-name="P29"><text:tab/>JButton b1;</text:p>
      <text:p text:style-name="P29"><text:tab/>JTextField t1;</text:p>
      <text:p text:style-name="P29"><text:tab/>JPasswordField t2;</text:p>
      <text:p text:style-name="P29"><text:tab/>JDialog d;</text:p>
      <text:p text:style-name="P29"><text:tab/>login()</text:p>
      <text:p text:style-name="P29"><text:tab/>{</text:p>
      <text:p text:style-name="P29"><text:tab/><text:tab/>frame=new JFrame("Login Page");</text:p>
      <text:p text:style-name="P29"><text:tab/><text:tab/>l1=new JLabel("User Id:");</text:p>
      <text:p text:style-name="P29"><text:tab/><text:tab/>l2=new JLabel("Password:");</text:p>
      <text:p text:style-name="P29"><text:tab/><text:tab/>t1=new JTextField();</text:p>
      <text:p text:style-name="P29"><text:tab/><text:tab/>t2=new JPasswordField();</text:p>
      <text:p text:style-name="P29"><text:tab/><text:tab/>b1=new JButton(new ImageIcon("index.png"));</text:p>
      <text:p text:style-name="P29"><text:tab/><text:tab/>b1.addActionListener(this);</text:p>
      <text:p text:style-name="P29"><text:tab/><text:tab/>d=new JDialog(frame,"LOGGING IN",true);</text:p>
      <text:p text:style-name="P29"><text:tab/><text:tab/>frame.add(l1);</text:p>
      <text:p text:style-name="P29"><text:tab/><text:tab/>frame.add(t1);</text:p>
      <text:p text:style-name="P29"><text:tab/><text:tab/>frame.add(l2);</text:p>
      <text:p text:style-name="P29"><text:tab/><text:tab/>frame.add(t2);</text:p>
      <text:p text:style-name="P29"><text:tab/><text:tab/>frame.add(b1);</text:p>
      <text:p text:style-name="P29"><text:tab/><text:tab/>frame.setDefaultCloseOperation(JFrame.EXIT_ON_CLOSE);</text:p>
      <text:p text:style-name="P29"><text:tab/><text:tab/>frame.setLayout(new GridLayout(1,1,20,20));</text:p>
      <text:p text:style-name="P29"><text:tab/><text:tab/>frame.setSize(600,600);</text:p>
      <text:p text:style-name="P29"><text:tab/><text:tab/>frame.setVisible(true);</text:p>
      <text:p text:style-name="P29"><text:tab/>}</text:p>
      <text:p text:style-name="P29"><text:tab/>public void actionPerformed(ActionEvent ae)</text:p>
      <text:p text:style-name="P29"><text:tab/>{</text:p>
      <text:p text:style-name="P29"><text:tab/><text:tab/>if(ae.getSource()==b1)</text:p>
      <text:p text:style-name="P29"><text:tab/><text:tab/>{</text:p>
      <text:p text:style-name="P29"><text:tab/><text:tab/><text:tab/>d.setLayout(new FlowLayout());<text:tab/></text:p>
      <text:p text:style-name="P29"><text:tab/><text:tab/><text:tab/>d.add(new JLabel("Login Successfully"));</text:p>
      <text:p text:style-name="P29"><text:tab/><text:tab/><text:tab/>d.setSize(150,150);</text:p>
      <text:p text:style-name="P29"><text:tab/><text:tab/><text:tab/>d.setVisible(true);</text:p>
      <text:p text:style-name="P29"><text:tab/><text:tab/>}</text:p>
      <text:p text:style-name="P29"><text:tab/><text:tab/></text:p>
      <text:p text:style-name="P29"><text:tab/>}</text:p>
      <text:p text:style-name="P29"><text:tab/>public static void main(String args[])</text:p>
      <text:p text:style-name="P29"><text:tab/>{</text:p>
      <text:p text:style-name="P29"><text:tab/><text:tab/>new login();</text:p>
      <text:p text:style-name="P29"><text:tab/>}</text:p>
      <text:p text:style-name="P29">}</text:p>
      <text:p text:style-name="P26"><text:soft-page-break/>17.SWING USING PRIME NUMBER</text:p>
      <text:p text:style-name="P30"/>
      <text:p text:style-name="P30">import java.awt.*;</text:p>
      <text:p text:style-name="P30">import java.awt.event.*;</text:p>
      <text:p text:style-name="P30">import javax.swing.*;</text:p>
      <text:p text:style-name="P30">class prime implements ActionListener</text:p>
      <text:p text:style-name="P30">{</text:p>
      <text:p text:style-name="P30"><text:tab/>JFrame frame;</text:p>
      <text:p text:style-name="P30"><text:tab/>JPanel p1,p2;</text:p>
      <text:p text:style-name="P30"><text:tab/>JLabel l1,l2;</text:p>
      <text:p text:style-name="P30"><text:tab/>JButton b1;</text:p>
      <text:p text:style-name="P30"><text:tab/>JTextField t1;</text:p>
      <text:p text:style-name="P30"><text:tab/>prime()</text:p>
      <text:p text:style-name="P30"><text:tab/>{</text:p>
      <text:p text:style-name="P30"><text:tab/><text:tab/>frame=new JFrame();</text:p>
      <text:p text:style-name="P30"><text:tab/><text:tab/>p1=new JPanel();</text:p>
      <text:p text:style-name="P30"><text:tab/><text:tab/>p2=new JPanel();</text:p>
      <text:p text:style-name="P30"><text:tab/><text:tab/>l1=new JLabel("Enter The number:");</text:p>
      <text:p text:style-name="P30"><text:tab/><text:tab/>l2=new JLabel();</text:p>
      <text:p text:style-name="P30"><text:tab/><text:tab/>b1=new JButton("Find");</text:p>
      <text:p text:style-name="P30"><text:tab/><text:tab/>b1.addActionListener(this);</text:p>
      <text:p text:style-name="P30"><text:tab/><text:tab/>t1=new JTextField();</text:p>
      <text:p text:style-name="P30"><text:tab/></text:p>
      <text:p text:style-name="P30"><text:tab/><text:tab/><text:tab/>frame.setDefaultCloseOperation(JFrame.EXIT_ON_CLOSE);</text:p>
      <text:p text:style-name="P30"><text:tab/><text:tab/><text:tab/>frame.add(p1);</text:p>
      <text:p text:style-name="P30"><text:tab/><text:tab/><text:tab/>frame.add(p2);</text:p>
      <text:p text:style-name="P30"><text:tab/><text:tab/><text:tab/>p1.add(l1);</text:p>
      <text:p text:style-name="P30"><text:tab/><text:tab/><text:tab/>p1.add(t1);</text:p>
      <text:p text:style-name="P30"><text:tab/><text:tab/><text:tab/>p2.add(b1);</text:p>
      <text:p text:style-name="P30"><text:tab/><text:tab/><text:tab/>p2.add(l2);</text:p>
      <text:p text:style-name="P30"><text:tab/><text:tab/><text:tab/>p1.setLayout(new GridLayout(1,1));</text:p>
      <text:p text:style-name="P30"><text:tab/><text:tab/><text:tab/>p2.setLayout(new GridLayout(1,1));</text:p>
      <text:p text:style-name="P30"><text:tab/><text:tab/><text:tab/>frame.setLayout(new GridLayout(2,1));</text:p>
      <text:p text:style-name="P30"><text:tab/><text:tab/><text:tab/>frame.setSize(400,250);</text:p>
      <text:p text:style-name="P30"><text:tab/><text:tab/><text:tab/>frame.setVisible(true);</text:p>
      <text:p text:style-name="P30"><text:tab/>}</text:p>
      <text:p text:style-name="P30"/>
      <text:p text:style-name="P30"><text:tab/>public void actionPerformed(ActionEvent ae)</text:p>
      <text:p text:style-name="P30"><text:tab/>{</text:p>
      <text:p text:style-name="P30"><text:tab/><text:tab/>int i,m=0,num,flag=0;</text:p>
      <text:p text:style-name="P30"><text:tab/><text:tab/>num=Integer.parseInt(t1.getText());</text:p>
      <text:p text:style-name="P30"><text:tab/><text:tab/>m=num/2;</text:p>
      <text:p text:style-name="P30"><text:tab/><text:tab/></text:p>
      <text:p text:style-name="P30"><text:tab/><text:tab/><text:tab/>if(ae.getSource()==b1)</text:p>
      <text:p text:style-name="P30"><text:tab/><text:tab/><text:tab/>{</text:p>
      <text:p text:style-name="P30"><text:tab/><text:tab/><text:tab/><text:tab/>if(num==0||num==1)</text:p>
      <text:p text:style-name="P30"><text:tab/><text:tab/><text:tab/><text:tab/>{</text:p>
      <text:p text:style-name="P30"><text:tab/><text:tab/><text:tab/><text:tab/><text:tab/>l2.setText(m+" Is Not Prime");</text:p>
      <text:p text:style-name="P30"><text:soft-page-break/><text:tab/><text:tab/><text:tab/><text:tab/>}</text:p>
      <text:p text:style-name="P30"><text:tab/><text:tab/><text:tab/><text:tab/>else</text:p>
      <text:p text:style-name="P30"><text:tab/><text:tab/><text:tab/><text:tab/>{</text:p>
      <text:p text:style-name="P30"><text:tab/><text:tab/><text:tab/><text:tab/><text:tab/>for(i=2;i&lt;=m;i++)</text:p>
      <text:p text:style-name="P30"><text:tab/><text:tab/><text:tab/><text:tab/><text:tab/>{</text:p>
      <text:p text:style-name="P30"><text:tab/><text:tab/><text:tab/><text:tab/><text:tab/><text:tab/>if(num%i==0)</text:p>
      <text:p text:style-name="P30"><text:tab/><text:tab/><text:tab/><text:tab/><text:tab/><text:tab/>{</text:p>
      <text:p text:style-name="P30"><text:tab/><text:tab/><text:tab/><text:tab/><text:tab/><text:tab/><text:tab/>flag=1;</text:p>
      <text:p text:style-name="P30"><text:tab/><text:tab/><text:tab/><text:tab/><text:tab/><text:tab/><text:tab/>break;</text:p>
      <text:p text:style-name="P30"><text:tab/><text:tab/><text:tab/><text:tab/><text:tab/><text:tab/>}</text:p>
      <text:p text:style-name="P30"><text:tab/><text:tab/><text:tab/><text:tab/><text:tab/>}</text:p>
      <text:p text:style-name="P30"><text:tab/><text:tab/><text:tab/><text:tab/><text:tab/><text:tab/>if(flag==0)</text:p>
      <text:p text:style-name="P30"><text:tab/><text:tab/><text:tab/><text:tab/><text:tab/><text:tab/>{</text:p>
      <text:p text:style-name="P30"><text:tab/><text:tab/><text:tab/><text:tab/><text:tab/><text:tab/><text:tab/>l2.setText(num+" Is <text:s/>Prime");</text:p>
      <text:p text:style-name="P30"><text:tab/><text:tab/><text:tab/><text:tab/><text:tab/><text:tab/>}</text:p>
      <text:p text:style-name="P30"><text:tab/><text:tab/><text:tab/><text:tab/><text:tab/></text:p>
      <text:p text:style-name="P30"><text:tab/><text:tab/><text:tab/><text:tab/><text:tab/><text:tab/>else</text:p>
      <text:p text:style-name="P30"><text:tab/><text:tab/><text:tab/><text:tab/><text:tab/><text:tab/>{</text:p>
      <text:p text:style-name="P30"><text:tab/><text:tab/><text:tab/><text:tab/><text:tab/><text:tab/><text:tab/>l2.setText(num+" Is Not Prime");</text:p>
      <text:p text:style-name="P30"><text:tab/><text:tab/><text:tab/><text:tab/><text:tab/><text:tab/>}</text:p>
      <text:p text:style-name="P30"><text:tab/><text:tab/><text:tab/><text:tab/>}</text:p>
      <text:p text:style-name="P30"/>
      <text:p text:style-name="P30"><text:tab/><text:tab/><text:tab/>}</text:p>
      <text:p text:style-name="P30"><text:tab/>}</text:p>
      <text:p text:style-name="P30"/>
      <text:p text:style-name="P30"/>
      <text:p text:style-name="P30"><text:tab/>public static void main(String args[])</text:p>
      <text:p text:style-name="P30"><text:tab/>{</text:p>
      <text:p text:style-name="P30"><text:tab/><text:tab/>new prime();</text:p>
      <text:p text:style-name="P30"><text:tab/>}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<text:soft-page-break/>18.JTABLE DEMONSTRATION</text:p>
      <text:p text:style-name="P30">import javax.swing.*;</text:p>
      <text:p text:style-name="P30">import java.awt.event.*;</text:p>
      <text:p text:style-name="P30">import java.awt.*;</text:p>
      <text:p text:style-name="P30">class table extends JFrame</text:p>
      <text:p text:style-name="P30">{</text:p>
      <text:p text:style-name="P30"><text:tab/>table()</text:p>
      <text:p text:style-name="P30"><text:tab/>{</text:p>
      <text:p text:style-name="P30"><text:tab/><text:tab/>setTitle("JTable example");</text:p>
      <text:p text:style-name="P30"><text:tab/><text:tab/>String columnNames[]={"Name","Roll Number","college","Department"};</text:p>
      <text:p text:style-name="P30"><text:tab/><text:tab/>String data[][]={{"SANTHOSHKUMAR","74","VHNSNC","BCA"},</text:p>
      <text:p text:style-name="P30"><text:tab/><text:tab/><text:tab/><text:tab/><text:tab/>{"SARATHIKANNAN","75","VHNSNC","IT"},</text:p>
      <text:p text:style-name="P30"><text:tab/><text:tab/><text:tab/><text:tab/><text:tab/>{"SELVAKUMAR","76","ANJAC","COMMERCE"},<text:tab/></text:p>
      <text:p text:style-name="P30"><text:tab/><text:tab/><text:tab/><text:tab/><text:tab/>{"SIVANANTHAM","77","ANJAC","COMMERCE"},</text:p>
      <text:p text:style-name="P30"><text:tab/><text:tab/><text:tab/><text:tab/><text:tab/>{"SANJAYKUMAR","78","AMC","IT"}};</text:p>
      <text:p text:style-name="P30"><text:tab/><text:tab/>JTable j=new JTable(data,columnNames);</text:p>
      <text:p text:style-name="P30"><text:tab/><text:tab/>JScrollPane sp=new JScrollPane(j);</text:p>
      <text:p text:style-name="P30"><text:tab/><text:tab/>add(sp);</text:p>
      <text:p text:style-name="P30"><text:tab/><text:tab/>setDefaultCloseOperation(JFrame.EXIT_ON_CLOSE);</text:p>
      <text:p text:style-name="P30"><text:tab/><text:tab/>setSize(200,150);</text:p>
      <text:p text:style-name="P30"><text:tab/><text:tab/>setVisible(true);</text:p>
      <text:p text:style-name="P30"><text:tab/>}</text:p>
      <text:p text:style-name="P30"><text:tab/>public static void main(String args[])</text:p>
      <text:p text:style-name="P30"><text:tab/>{</text:p>
      <text:p text:style-name="P30"><text:tab/><text:tab/>new table();</text:p>
      <text:p text:style-name="P30"><text:tab/>}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19.JTREE DEMONSTRATION</text:p>
      <text:p text:style-name="P30">import javax.swing.*;</text:p>
      <text:p text:style-name="P30">import javax.swing.tree.*;</text:p>
      <text:p text:style-name="P30">import javax.swing.event.*;</text:p>
      <text:p text:style-name="P30">import java.awt.*;</text:p>
      <text:p text:style-name="P30">import java.awt.event.*;</text:p>
      <text:p text:style-name="P30"/>
      <text:p text:style-name="P30">public class Tree extends JFrame</text:p>
      <text:p text:style-name="P30">{</text:p>
      <text:p text:style-name="P30"><text:tab/>JTree tree;</text:p>
      <text:p text:style-name="P30"><text:tab/>DefaultMutableTreeNode root,parent1,parent2,parent3,child,child1,child2,child3;</text:p>
      <text:p text:style-name="P30"><text:tab/>JTextField tf;</text:p>
      <text:p text:style-name="P30"><text:tab/>Tree()</text:p>
      <text:p text:style-name="P30"><text:tab/>{</text:p>
      <text:p text:style-name="P30"><text:tab/><text:tab/>super("JTree Demo");</text:p>
      <text:p text:style-name="P30"><text:tab/><text:tab/>Container cpane=getContentPane();</text:p>
      <text:p text:style-name="P30"><text:tab/><text:tab/>root = new DefaultMutableTreeNode("States");</text:p>
      <text:p text:style-name="P30"><text:tab/><text:tab/>parent1 = new DefaultMutableTreeNode("Tamil Nadu");</text:p>
      <text:p text:style-name="P30"><text:tab/><text:tab/>child = new DefaultMutableTreeNode("Virudhunagar");</text:p>
      <text:p text:style-name="P30"><text:tab/><text:tab/>child1 = new DefaultMutableTreeNode("Madurai");</text:p>
      <text:p text:style-name="P30"><text:tab/><text:tab/>parent2 = new DefaultMutableTreeNode("pondicheri");</text:p>
      <text:p text:style-name="P30"><text:tab/><text:tab/>child2 = new DefaultMutableTreeNode("Goa");</text:p>
      <text:p text:style-name="P30"><text:tab/><text:tab/>parent3=new <text:s/>DefaultMutableTreeNode("kerala");</text:p>
      <text:p text:style-name="P30"><text:tab/><text:tab/>child3 = new DefaultMutableTreeNode("kollam");</text:p>
      <text:p text:style-name="P30"><text:tab/><text:tab/>parent1.add(child);</text:p>
      <text:p text:style-name="P30"><text:tab/><text:tab/>parent1.add(child1);</text:p>
      <text:p text:style-name="P30"><text:tab/><text:tab/>parent2.add(child2);</text:p>
      <text:p text:style-name="P30"><text:tab/><text:tab/>parent3.add(child3);</text:p>
      <text:p text:style-name="P30"><text:tab/><text:tab/>root.add(parent1);</text:p>
      <text:p text:style-name="P30"><text:tab/><text:tab/>root.add(parent2);</text:p>
      <text:p text:style-name="P30"><text:tab/><text:tab/>root.add(parent3);</text:p>
      <text:p text:style-name="P30"><text:tab/><text:tab/>tree = new JTree(root);</text:p>
      <text:p text:style-name="P30"><text:tab/><text:tab/>cpane.add(new JScrollPane(tree),BorderLayout.CENTER);</text:p>
      <text:p text:style-name="P30"><text:tab/><text:tab/>tf = new JTextField(20);</text:p>
      <text:p text:style-name="P30"><text:tab/><text:tab/>cpane.add(tf,BorderLayout.SOUTH);</text:p>
      <text:p text:style-name="P30"><text:tab/><text:tab/>tree.addMouseListener(new MouseAdapter()</text:p>
      <text:p text:style-name="P30"><text:tab/><text:tab/>{</text:p>
      <text:p text:style-name="P30"><text:tab/><text:tab/><text:tab/>public void mouseClicked(MouseEvent me)</text:p>
      <text:p text:style-name="P30"><text:tab/><text:tab/><text:tab/>{</text:p>
      <text:p text:style-name="P30"><text:tab/><text:tab/><text:tab/><text:tab/>TreePath tp= tree.getPathForLocation(me.getX(),me.getY());</text:p>
      <text:p text:style-name="P30"><text:s text:c="31"/></text:p>
      <text:p text:style-name="P30"><text:tab/><text:tab/><text:tab/><text:tab/>if(tp!=null)</text:p>
      <text:p text:style-name="P30"><text:tab/><text:tab/><text:tab/><text:tab/><text:tab/>tf.setText(tp.toString());</text:p>
      <text:p text:style-name="P30"><text:tab/><text:tab/><text:tab/><text:tab/>else</text:p>
      <text:p text:style-name="P30"><text:tab/><text:tab/><text:tab/><text:tab/><text:tab/>tf.setText("");</text:p>
      <text:p text:style-name="P30"><text:tab/><text:tab/><text:tab/>}</text:p>
      <text:p text:style-name="P30"><text:tab/><text:tab/>});</text:p>
      <text:p text:style-name="P30"><text:tab/><text:tab/>setDefaultCloseOperation(JFrame.EXIT_ON_CLOSE);</text:p>
      <text:p text:style-name="P30"><text:soft-page-break/><text:tab/><text:tab/>setSize(400,300);</text:p>
      <text:p text:style-name="P30"><text:tab/><text:tab/>setVisible(true);</text:p>
      <text:p text:style-name="P30"><text:tab/>}</text:p>
      <text:p text:style-name="P30"><text:tab/>public static void main(String args[]) throws Exception</text:p>
      <text:p text:style-name="P30"><text:tab/>{</text:p>
      <text:p text:style-name="P30"><text:tab/><text:tab/>new Tree();</text:p>
      <text:p text:style-name="P30"><text:tab/>}</text:p>
      <text:p text:style-name="P30">}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20.JSPINNER(DATE OF BIRTH)</text:p>
      <text:p text:style-name="P30">import javax.swing.*;</text:p>
      <text:p text:style-name="P30">import javax.swing.event.*;</text:p>
      <text:p text:style-name="P30">import java.awt.*;</text:p>
      <text:p text:style-name="P30">import java.awt.event.*;</text:p>
      <text:p text:style-name="P30">class spinner extends JFrame implements ChangeListener</text:p>
      <text:p text:style-name="P30">{</text:p>
      <text:p text:style-name="P30"><text:tab/>JLabel l1,l2,l3,l4,l5;</text:p>
      <text:p text:style-name="P30"><text:tab/>JSpinner s,s1,s2;</text:p>
      <text:p text:style-name="P30"><text:tab/>spinner()</text:p>
      <text:p text:style-name="P30"><text:tab/>{</text:p>
      <text:p text:style-name="P30"><text:tab/><text:tab/>super("Select your data of Birth:");</text:p>
      <text:p text:style-name="P30"><text:tab/><text:tab/>l1=new JLabel("Date:");</text:p>
      <text:p text:style-name="P30"><text:tab/><text:tab/>l2=new JLabel("Month:");</text:p>
      <text:p text:style-name="P30"><text:tab/><text:tab/>l3=new JLabel("Year:");</text:p>
      <text:p text:style-name="P30"><text:tab/><text:tab/>l4=new JLabel("Your DataOfBirth:");</text:p>
      <text:p text:style-name="P30"><text:tab/><text:tab/>l5=new JLabel();</text:p>
      <text:p text:style-name="P30"><text:tab/><text:tab/>s=new JSpinner();</text:p>
      <text:p text:style-name="P30"><text:tab/><text:tab/>s1=new JSpinner(new SpinnerNumberModel(1,1,31,1));</text:p>
      <text:p text:style-name="P30"><text:tab/><text:tab/>s.setValue(2000);</text:p>
      <text:p text:style-name="P30"><text:tab/><text:tab/>String month[]={"January","February","March","April","May","June","July","August","September","November","December"};</text:p>
      <text:p text:style-name="P30"><text:tab/><text:tab/>s2=new JSpinner(new SpinnerListModel(month));</text:p>
      <text:p text:style-name="P30"><text:tab/><text:tab/>s.addChangeListener(this);</text:p>
      <text:p text:style-name="P30"><text:tab/><text:tab/>s1.addChangeListener(this);</text:p>
      <text:p text:style-name="P30"><text:tab/><text:tab/>s2.addChangeListener(this);</text:p>
      <text:p text:style-name="P30"><text:tab/><text:tab/>add(l1);</text:p>
      <text:p text:style-name="P30"><text:tab/><text:tab/>add(l2);</text:p>
      <text:p text:style-name="P30"><text:tab/><text:tab/>add(l3);</text:p>
      <text:p text:style-name="P30"><text:tab/><text:tab/>add(s1);</text:p>
      <text:p text:style-name="P30"><text:tab/><text:tab/>add(s2);</text:p>
      <text:p text:style-name="P30"><text:tab/><text:tab/>add(s);</text:p>
      <text:p text:style-name="P30"><text:tab/><text:tab/>add(l4);</text:p>
      <text:p text:style-name="P30"><text:tab/><text:tab/>add(l5);</text:p>
      <text:p text:style-name="P30"><text:tab/><text:tab/>setDefaultCloseOperation(JFrame.EXIT_ON_CLOSE);</text:p>
      <text:p text:style-name="P30"><text:tab/><text:tab/>setLayout(new GridLayout(3,3,10,10));</text:p>
      <text:p text:style-name="P30"><text:tab/><text:tab/>setSize(400,150);</text:p>
      <text:p text:style-name="P30"><text:tab/><text:tab/>setBackground(Color.blue);</text:p>
      <text:p text:style-name="P30"><text:tab/><text:tab/>setVisible(true);</text:p>
      <text:p text:style-name="P30"><text:tab/>}</text:p>
      <text:p text:style-name="P30"><text:tab/>public void stateChanged(ChangeEvent e)</text:p>
      <text:p text:style-name="P30"><text:tab/>{</text:p>
      <text:p text:style-name="P30"><text:tab/><text:tab/>String n;</text:p>
      <text:p text:style-name="P30"><text:tab/><text:tab/></text:p>
      <text:p text:style-name="P30"><text:tab/><text:tab/>l5.setText(s1.getValue()+"-"+s2.getValue()+"-"+s.getValue());</text:p>
      <text:p text:style-name="P30"><text:tab/>}</text:p>
      <text:p text:style-name="P30"><text:tab/>public static void main(String args[]){ new spinner();} }</text:p>
      <text:p text:style-name="P26"><text:soft-page-break/>21.JTABBED PANE DEMONSTRATION</text:p>
      <text:p text:style-name="P30"><text:tab/><text:span text:style-name="T3">import javax.swing.*;</text:span></text:p>
      <text:p text:style-name="P31">import java.awt.*;</text:p>
      <text:p text:style-name="P31">import java.awt.event.*;</text:p>
      <text:p text:style-name="P31">public class tpane extends JFrame implements ActionListener</text:p>
      <text:p text:style-name="P31">{</text:p>
      <text:p text:style-name="P31"><text:tab/>JTabbedPane tp;</text:p>
      <text:p text:style-name="P31"><text:tab/>JPanel p1,p2;</text:p>
      <text:p text:style-name="P31"><text:tab/>JLabel l1,l2,l3,l4;</text:p>
      <text:p text:style-name="P31"><text:tab/>JTextField t1,t2;</text:p>
      <text:p text:style-name="P31"><text:tab/>JButton b1,b2;</text:p>
      <text:p text:style-name="P31"><text:tab/></text:p>
      <text:p text:style-name="P31"><text:tab/>tpane()</text:p>
      <text:p text:style-name="P31"><text:tab/>{</text:p>
      <text:p text:style-name="P31"><text:tab/><text:tab/>tp=new JTabbedPane();</text:p>
      <text:p text:style-name="P31"><text:tab/><text:tab/>p1=new JPanel();</text:p>
      <text:p text:style-name="P31"><text:tab/><text:tab/>p2=new JPanel();</text:p>
      <text:p text:style-name="P31"><text:tab/><text:tab/>l1=new JLabel("Enter the side of square:");</text:p>
      <text:p text:style-name="P31"><text:tab/><text:tab/>l2=new JLabel("Enter the radius of circle:");</text:p>
      <text:p text:style-name="P31"><text:tab/><text:tab/>l3=new JLabel();</text:p>
      <text:p text:style-name="P31"><text:tab/><text:tab/>l4=new JLabel();</text:p>
      <text:p text:style-name="P31"><text:tab/><text:tab/>t1=new JTextField();</text:p>
      <text:p text:style-name="P31"><text:tab/><text:tab/>t2=new JTextField();</text:p>
      <text:p text:style-name="P31"><text:tab/><text:tab/>b1=new JButton("SQUARE");</text:p>
      <text:p text:style-name="P31"><text:tab/><text:tab/>b1.addActionListener(this);</text:p>
      <text:p text:style-name="P31"><text:tab/><text:tab/>b2=new JButton("CIRCLE");</text:p>
      <text:p text:style-name="P31"><text:tab/><text:tab/>b2.addActionListener(this);</text:p>
      <text:p text:style-name="P31"><text:tab/><text:tab/></text:p>
      <text:p text:style-name="P31"><text:tab/><text:tab/>setDefaultCloseOperation(EXIT_ON_CLOSE);</text:p>
      <text:p text:style-name="P31"><text:tab/><text:tab/>setVisible(true);</text:p>
      <text:p text:style-name="P31"><text:tab/><text:tab/>setLayout(null);</text:p>
      <text:p text:style-name="P31"><text:tab/><text:tab/>setSize(500,500);</text:p>
      <text:p text:style-name="P31"><text:tab/></text:p>
      <text:p text:style-name="P31"><text:tab/><text:tab/>add(p1);</text:p>
      <text:p text:style-name="P31"><text:tab/><text:tab/>add(p2);</text:p>
      <text:p text:style-name="P31"><text:tab/><text:tab/>p1.add(l1);</text:p>
      <text:p text:style-name="P31"><text:tab/><text:tab/>p1.add(t1);</text:p>
      <text:p text:style-name="P31"><text:tab/><text:tab/>p1.add(b1);</text:p>
      <text:p text:style-name="P31"><text:tab/><text:tab/>p1.add(l3);</text:p>
      <text:p text:style-name="P31"><text:tab/><text:tab/>p1.setBackground(Color.red);</text:p>
      <text:p text:style-name="P31"><text:tab/><text:tab/>p1.setLayout(new GridLayout(2,2));</text:p>
      <text:p text:style-name="P31"><text:tab/><text:tab/>p2.add(l2);</text:p>
      <text:p text:style-name="P31"><text:tab/><text:tab/>p2.add(t2);</text:p>
      <text:p text:style-name="P31"><text:tab/><text:tab/>p2.add(b2);</text:p>
      <text:p text:style-name="P31"><text:tab/><text:tab/>p2.add(l4);</text:p>
      <text:p text:style-name="P31"><text:tab/><text:tab/>p2.setBackground(Color.green);</text:p>
      <text:p text:style-name="P31"><text:tab/><text:tab/>p2.setLayout(new GridLayout(2,2));</text:p>
      <text:p text:style-name="P31"><text:tab/><text:tab/>tp.addTab("SQUARE",p1);</text:p>
      <text:p text:style-name="P31"><text:soft-page-break/><text:tab/><text:tab/>tp.addTab("CIRCLE",p2);</text:p>
      <text:p text:style-name="P31"><text:tab/><text:tab/>tp.setSize(400,400);</text:p>
      <text:p text:style-name="P31"><text:tab/><text:tab/>add(tp);</text:p>
      <text:p text:style-name="P31"><text:tab/>}</text:p>
      <text:p text:style-name="P31"><text:tab/>public void actionPerformed(ActionEvent ae)</text:p>
      <text:p text:style-name="P31"><text:tab/>{</text:p>
      <text:p text:style-name="P31"><text:tab/><text:tab/>if(ae.getSource()==b1)</text:p>
      <text:p text:style-name="P31"><text:tab/><text:tab/>{</text:p>
      <text:p text:style-name="P31"><text:tab/><text:tab/><text:tab/>int a=0;</text:p>
      <text:p text:style-name="P31"><text:tab/><text:tab/><text:tab/>int A=0;</text:p>
      <text:p text:style-name="P31"><text:tab/><text:tab/><text:tab/>a=Integer.parseInt(t1.getText());</text:p>
      <text:p text:style-name="P31"><text:tab/><text:tab/><text:tab/>A=a*a;</text:p>
      <text:p text:style-name="P31"><text:tab/><text:tab/><text:tab/>l3.setText("The Area Of Square Is:"+A);</text:p>
      <text:p text:style-name="P31"><text:tab/><text:tab/>}</text:p>
      <text:p text:style-name="P31"/>
      <text:p text:style-name="P31"><text:tab/><text:tab/>if(ae.getSource()==b2)</text:p>
      <text:p text:style-name="P31"><text:tab/><text:tab/>{</text:p>
      <text:p text:style-name="P31"><text:tab/><text:tab/><text:tab/>int r=0;</text:p>
      <text:p text:style-name="P31"><text:tab/><text:tab/><text:tab/>float A;</text:p>
      <text:p text:style-name="P31"><text:tab/><text:tab/><text:tab/>r=Integer.parseInt(t2.getText());</text:p>
      <text:p text:style-name="P31"><text:tab/><text:tab/><text:tab/>A=3.14f*r*r;</text:p>
      <text:p text:style-name="P31"><text:tab/><text:tab/><text:tab/>l4.setText("The Area Of Circle Is:"+A);</text:p>
      <text:p text:style-name="P31"><text:tab/><text:tab/>}</text:p>
      <text:p text:style-name="P31"/>
      <text:p text:style-name="P31"><text:tab/>}</text:p>
      <text:p text:style-name="P31"><text:tab/>public static void main(String args[])</text:p>
      <text:p text:style-name="P31"><text:tab/>{</text:p>
      <text:p text:style-name="P31"><text:tab/><text:tab/>new tpane();</text:p>
      <text:p text:style-name="P31"><text:tab/>}</text:p>
      <text:p text:style-name="P31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22.JTABLE EDIT OPERATIONS</text:p>
      <text:p text:style-name="P31">import javax.swing.*;</text:p>
      <text:p text:style-name="P31">import javax.swing.event.*;</text:p>
      <text:p text:style-name="P31">import java.awt.*;</text:p>
      <text:p text:style-name="P31">import java.awt.event.*;</text:p>
      <text:p text:style-name="P31">import javax.swing.table.DefaultTableModel;</text:p>
      <text:p text:style-name="P31">class table1 extends JFrame implements ActionListener</text:p>
      <text:p text:style-name="P31">{</text:p>
      <text:p text:style-name="P31"><text:tab/>JTable j;</text:p>
      <text:p text:style-name="P31"><text:tab/>DefaultTableModel model;</text:p>
      <text:p text:style-name="P31"><text:tab/>JPanel p1,p2;</text:p>
      <text:p text:style-name="P31"><text:tab/>JButton b1;</text:p>
      <text:p text:style-name="P31"><text:tab/>JLabel l1,l2,l3;</text:p>
      <text:p text:style-name="P31"><text:tab/>JTextField t1,t2,t3;</text:p>
      <text:p text:style-name="P31"><text:tab/>table1()</text:p>
      <text:p text:style-name="P31"><text:tab/>{</text:p>
      <text:p text:style-name="P31"><text:tab/><text:tab/>p1=new JPanel();</text:p>
      <text:p text:style-name="P31"><text:tab/><text:tab/>p2=new JPanel();</text:p>
      <text:p text:style-name="P31"><text:tab/><text:tab/>l1=new JLabel("Enter the row number:");</text:p>
      <text:p text:style-name="P31"><text:tab/><text:tab/>l2=new JLabel("Enter the column number:");</text:p>
      <text:p text:style-name="P31"><text:tab/><text:tab/>l3=new JLabel("Enter the text:");</text:p>
      <text:p text:style-name="P31"><text:tab/><text:tab/>t1=new JTextField();</text:p>
      <text:p text:style-name="P31"><text:tab/><text:tab/>t2=new JTextField();</text:p>
      <text:p text:style-name="P31"><text:tab/><text:tab/>t3=new JTextField();</text:p>
      <text:p text:style-name="P31"><text:tab/><text:tab/>setTitle("Jtable example");</text:p>
      <text:p text:style-name="P31"><text:tab/><text:tab/>String columnname[]={"Name","Rollno","Department"};</text:p>
      <text:p text:style-name="P31"><text:tab/><text:tab/>String data[][]={{"santhosh","20suca074","IT"},</text:p>
      <text:p text:style-name="P31"><text:tab/><text:tab/><text:tab/><text:tab/> {"sarathi","20suca075","IT"},</text:p>
      <text:p text:style-name="P31"><text:tab/><text:tab/><text:tab/><text:tab/> {"selva","20suca076","IT"},</text:p>
      <text:p text:style-name="P31"><text:tab/><text:tab/><text:tab/><text:tab/> {"selva","20suca077","IT"},</text:p>
      <text:p text:style-name="P31"><text:tab/><text:tab/><text:tab/><text:tab/> {"siva","20suca078","IT"},</text:p>
      <text:p text:style-name="P31"><text:tab/><text:tab/><text:tab/><text:tab/> {"tamil","20suca079","IT"},</text:p>
      <text:p text:style-name="P31"><text:tab/><text:tab/><text:tab/><text:tab/> {"kannan","20suca080","IT"}};<text:tab/></text:p>
      <text:p text:style-name="P31"><text:tab/><text:tab/> model = new DefaultTableModel(data, columnname);<text:tab/></text:p>
      <text:p text:style-name="P31"><text:tab/><text:tab/>j=new JTable(model);</text:p>
      <text:p text:style-name="P31"><text:tab/><text:tab/>JScrollPane sp=new JScrollPane(j);</text:p>
      <text:p text:style-name="P31"><text:tab/><text:tab/>b1=new JButton("Edit");</text:p>
      <text:p text:style-name="P31"><text:tab/><text:tab/>b1.addActionListener(this);</text:p>
      <text:p text:style-name="P31"><text:tab/><text:tab/>p1.add(sp);</text:p>
      <text:p text:style-name="P31"><text:tab/><text:tab/>p1.setLayout(new GridLayout(1,1));</text:p>
      <text:p text:style-name="P31"><text:tab/><text:tab/>p2.add(l1);</text:p>
      <text:p text:style-name="P31"><text:tab/><text:tab/>p2.add(t1);</text:p>
      <text:p text:style-name="P31"><text:tab/><text:tab/>p2.add(l2);</text:p>
      <text:p text:style-name="P31"><text:tab/><text:tab/>p2.add(t2);</text:p>
      <text:p text:style-name="P31"><text:tab/><text:tab/>p2.add(l3);</text:p>
      <text:p text:style-name="P31"><text:tab/><text:tab/>p2.add(t3);</text:p>
      <text:p text:style-name="P31"><text:tab/><text:tab/>p2.add(b1);</text:p>
      <text:p text:style-name="P31"><text:tab/><text:tab/>p2.setLayout(new GridLayout(4,2));</text:p>
      <text:p text:style-name="P31"><text:soft-page-break/><text:tab/><text:tab/>add(p1);</text:p>
      <text:p text:style-name="P31"><text:tab/><text:tab/>add(p2);</text:p>
      <text:p text:style-name="P31"><text:tab/><text:tab/>setLayout(new GridLayout(2,1));</text:p>
      <text:p text:style-name="P31"><text:tab/><text:tab/>setSize(500,500);</text:p>
      <text:p text:style-name="P31"><text:tab/><text:tab/>setVisible(true);</text:p>
      <text:p text:style-name="P31"><text:tab/>}</text:p>
      <text:p text:style-name="P31"><text:tab/>public void actionPerformed(ActionEvent ae)</text:p>
      <text:p text:style-name="P31"><text:tab/>{</text:p>
      <text:p text:style-name="P31"><text:tab/><text:tab/>if(ae.getSource()==b1)</text:p>
      <text:p text:style-name="P31"><text:tab/><text:tab/>{</text:p>
      <text:p text:style-name="P31"><text:tab/><text:tab/><text:tab/>String value = t3.getText();</text:p>
      <text:p text:style-name="P31"><text:tab/><text:tab/><text:tab/>int r,c;</text:p>
      <text:p text:style-name="P31"><text:tab/><text:tab/><text:tab/>r=Integer.parseInt(t1.getText());</text:p>
      <text:p text:style-name="P31"><text:tab/><text:tab/><text:tab/>c=Integer.parseInt(t2.getText());</text:p>
      <text:p text:style-name="P31"><text:s text:c="8"/><text:tab/> <text:s text:c="7"/>j.setValueAt(value, r, c);</text:p>
      <text:p text:style-name="P31"><text:tab/><text:tab/>}</text:p>
      <text:p text:style-name="P31"><text:tab/>}</text:p>
      <text:p text:style-name="P31"><text:tab/>public static void main(String args[])</text:p>
      <text:p text:style-name="P31"><text:tab/>{</text:p>
      <text:p text:style-name="P31"><text:tab/><text:tab/>new table1();</text:p>
      <text:p text:style-name="P31"><text:tab/>}</text:p>
      <text:p text:style-name="P31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23.EDIT TABLE</text:p>
      <text:p text:style-name="P32">import javax.swing.*;</text:p>
      <text:p text:style-name="P32">import java.awt.*;</text:p>
      <text:p text:style-name="P32">import java.awt.event.ActionEvent;</text:p>
      <text:p text:style-name="P32">import java.awt.event.ActionListener;</text:p>
      <text:p text:style-name="P32">public class main extends JFrame implements ActionListener</text:p>
      <text:p text:style-name="P32">{</text:p>
      <text:p text:style-name="P32"><text:tab/>JTable j;</text:p>
      <text:p text:style-name="P32"><text:tab/>JTextField t1;</text:p>
      <text:p text:style-name="P32"><text:tab/>JLabel l1;</text:p>
      <text:p text:style-name="P32"><text:tab/>JButton b1;</text:p>
      <text:p text:style-name="P32"><text:tab/>main()</text:p>
      <text:p text:style-name="P32"><text:tab/>{</text:p>
      <text:p text:style-name="P32"><text:tab/><text:tab/>String colname[]={"NAME","ACCOUNT NO","BALANCE"};</text:p>
      <text:p text:style-name="P32"><text:tab/><text:tab/>String data[][]={{"VICTOR","suca001","10000"},</text:p>
      <text:p text:style-name="P32"><text:tab/><text:tab/><text:tab/><text:tab/> {"STEVEN","suca002","20000"},</text:p>
      <text:p text:style-name="P32"><text:tab/><text:tab/><text:tab/><text:tab/> {"THOMAS","suca003","30000"}};</text:p>
      <text:p text:style-name="P32"><text:tab/><text:tab/>j=new JTable(data,colname);</text:p>
      <text:p text:style-name="P32"><text:tab/><text:tab/>b1=new JButton("Submit");</text:p>
      <text:p text:style-name="P32"><text:tab/><text:tab/>b1.addActionListener(this);</text:p>
      <text:p text:style-name="P32"><text:tab/><text:tab/></text:p>
      <text:p text:style-name="P32"><text:tab/><text:tab/>JScrollPane sp=new JScrollPane(j);</text:p>
      <text:p text:style-name="P32"><text:tab/><text:tab/>add(sp);</text:p>
      <text:p text:style-name="P32"><text:tab/><text:tab/>add(b1);</text:p>
      <text:p text:style-name="P32"><text:tab/><text:tab/>setDefaultCloseOperation(JFrame.EXIT_ON_CLOSE);</text:p>
      <text:p text:style-name="P32"><text:tab/><text:tab/>Panel p1=new Panel();</text:p>
      <text:p text:style-name="P32"><text:tab/><text:tab/>Panel p2=new Panel();</text:p>
      <text:p text:style-name="P32"/>
      <text:p text:style-name="P32"><text:tab/><text:tab/>p1.add(sp);</text:p>
      <text:p text:style-name="P32"><text:tab/><text:tab/>p2.add(b1);</text:p>
      <text:p text:style-name="P32"><text:tab/><text:tab/></text:p>
      <text:p text:style-name="P32"><text:tab/><text:tab/>p1.setLayout(new FlowLayout(FlowLayout.LEFT,30,30));</text:p>
      <text:p text:style-name="P32"><text:tab/><text:tab/>p2.setLayout(new FlowLayout(FlowLayout.LEFT,20,20));</text:p>
      <text:p text:style-name="P32"/>
      <text:p text:style-name="P32"><text:tab/><text:tab/>add(p1);</text:p>
      <text:p text:style-name="P32"><text:tab/><text:tab/>add(p2);</text:p>
      <text:p text:style-name="P32"><text:tab/><text:tab/></text:p>
      <text:p text:style-name="P32"><text:tab/><text:tab/>setLayout(new GridLayout(2,1,10,10));</text:p>
      <text:p text:style-name="P32"><text:tab/><text:tab/>setVisible(true);</text:p>
      <text:p text:style-name="P32"><text:tab/><text:tab/>setSize(700,700);</text:p>
      <text:p text:style-name="P32"><text:tab/>}</text:p>
      <text:p text:style-name="P32"><text:tab/>public void actionPerformed(ActionEvent e)</text:p>
      <text:p text:style-name="P32"><text:tab/>{</text:p>
      <text:p text:style-name="P32"><text:tab/><text:tab/>int r=j.getSelectedRow(),c=j.getSelectedColumn();</text:p>
      <text:p text:style-name="P32"><text:tab/><text:tab/>j.editCellAt(r,c);</text:p>
      <text:p text:style-name="P32"><text:tab/>}</text:p>
      <text:p text:style-name="P32"><text:tab/>public static void main(String args[])</text:p>
      <text:p text:style-name="P32"><text:tab/>{</text:p>
      <text:p text:style-name="P32"><text:soft-page-break/><text:tab/><text:tab/>new main();</text:p>
      <text:p text:style-name="P32"><text:tab/>}</text:p>
      <text:p text:style-name="P32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24.Display current date and time</text:p>
      <text:p text:style-name="P32">&lt;%@ page import="java.io.*,java.util.*"%&gt;</text:p>
      <text:p text:style-name="P32">&lt;html&gt;</text:p>
      <text:p text:style-name="P32">&lt;head&gt;</text:p>
      <text:p text:style-name="P32">&lt;title&gt;current time &amp; date&lt;/title&gt;</text:p>
      <text:p text:style-name="P32">&lt;/head&gt;</text:p>
      <text:p text:style-name="P32">&lt;body&gt;</text:p>
      <text:p text:style-name="P32">&lt;center&gt;</text:p>
      <text:p text:style-name="P32">&lt;h1&gt;Display current date &amp; time&lt;/h1&gt;</text:p>
      <text:p text:style-name="P32">&lt;/center&gt;</text:p>
      <text:p text:style-name="P32">&lt;%</text:p>
      <text:p text:style-name="P32"><text:s text:c="2"/>Date date=new Date();</text:p>
      <text:p text:style-name="P32"><text:s text:c="2"/>out.print("&lt;h2 align =\"center\"&gt;"+date.toString()+"&lt;/h2&gt;");</text:p>
      <text:p text:style-name="P32">%&gt;</text:p>
      <text:p text:style-name="P32">&lt;/body&gt;</text:p>
      <text:p text:style-name="P32">&lt;/html&gt;</text:p>
      <text:p text:style-name="P32"><text:s/></text:p>
      <text:p text:style-name="P28"/>
      <text:p text:style-name="P28">25.Digital clock</text:p>
      <text:p text:style-name="P32">&lt;%@ page import = "java.io.*,java.util.*" %&gt;</text:p>
      <text:p text:style-name="P32"/>
      <text:p text:style-name="P32">&lt;html&gt;</text:p>
      <text:p text:style-name="P32"><text:s text:c="3"/>&lt;head&gt;</text:p>
      <text:p text:style-name="P32"><text:s text:c="6"/>&lt;title&gt;DIGITAL CLOCK&lt;/title&gt;</text:p>
      <text:p text:style-name="P32"><text:s text:c="3"/>&lt;/head&gt;</text:p>
      <text:p text:style-name="P32"><text:s text:c="3"/>&lt;body&gt;</text:p>
      <text:p text:style-name="P32"><text:s text:c="6"/>&lt;center&gt;</text:p>
      <text:p text:style-name="P32"><text:s text:c="9"/>&lt;h2&gt;DIGITAL CLOCK&lt;/h2&gt;</text:p>
      <text:p text:style-name="P32"><text:s text:c="9"/>&lt;%</text:p>
      <text:p text:style-name="P32"><text:s text:c="12"/>// Set refresh, autoload time as 5 seconds</text:p>
      <text:p text:style-name="P32"><text:s text:c="12"/>response.setIntHeader("Refresh", 1);</text:p>
      <text:p text:style-name="P32"><text:s text:c="12"/>// Get current time</text:p>
      <text:p text:style-name="P32"><text:s text:c="12"/>Calendar calendar = new GregorianCalendar();</text:p>
      <text:p text:style-name="P32"><text:s text:c="12"/>String am_pm;</text:p>
      <text:p text:style-name="P32"><text:s text:c="12"/>int hour = calendar.get(Calendar.HOUR);</text:p>
      <text:p text:style-name="P32"><text:s text:c="12"/>int minute = calendar.get(Calendar.MINUTE);</text:p>
      <text:p text:style-name="P32"><text:s text:c="12"/>int second = calendar.get(Calendar.SECOND);</text:p>
      <text:p text:style-name="P32"><text:s text:c="12"/>if(calendar.get(Calendar.AM_PM) == 0)</text:p>
      <text:p text:style-name="P32"><text:s text:c="15"/>am_pm = "AM";</text:p>
      <text:p text:style-name="P32"><text:s text:c="12"/>else</text:p>
      <text:p text:style-name="P32"><text:s text:c="15"/>am_pm = "PM";</text:p>
      <text:p text:style-name="P32"><text:s text:c="12"/>String CT = hour+":"+ minute +":"+ second +" "+ am_pm;</text:p>
      <text:p text:style-name="P32"><text:s text:c="12"/>out.println("Current Time is: " + CT + "\n");</text:p>
      <text:p text:style-name="P32"><text:s text:c="9"/>%&gt;</text:p>
      <text:p text:style-name="P32"><text:s text:c="6"/>&lt;/center&gt;</text:p>
      <text:p text:style-name="P32"><text:s text:c="3"/>&lt;/body&gt;</text:p>
      <text:p text:style-name="P32">&lt;/html&gt;</text:p>
      <text:p text:style-name="P32"><text:s text:c="200"/></text:p>
      <text:p text:style-name="P28"><text:soft-page-break/>26.Display day using switch case</text:p>
      <text:p text:style-name="P28">day.jsp</text:p>
      <text:p text:style-name="P32"/>
      <text:p text:style-name="P32">&lt;html&gt;</text:p>
      <text:p text:style-name="P32">&lt;head&gt;</text:p>
      <text:p text:style-name="P32">&lt;title&gt;Display the day&lt;/title&gt;</text:p>
      <text:p text:style-name="P32">&lt;/head&gt;</text:p>
      <text:p text:style-name="P32">&lt;body&gt;</text:p>
      <text:p text:style-name="P32">&lt;h1&gt;</text:p>
      <text:p text:style-name="P32">&lt;%</text:p>
      <text:p text:style-name="P32">int day=Integer.parseInt(request.getParameter("input"));</text:p>
      <text:p text:style-name="P32">switch(day)</text:p>
      <text:p text:style-name="P32">{</text:p>
      <text:p text:style-name="P32">case 0:</text:p>
      <text:p text:style-name="P32">out.println("It\'s Sunday.");</text:p>
      <text:p text:style-name="P32">break;</text:p>
      <text:p text:style-name="P32">case 1:</text:p>
      <text:p text:style-name="P32">out.println("It\'s Monday.");</text:p>
      <text:p text:style-name="P32">break;</text:p>
      <text:p text:style-name="P32">case 2:</text:p>
      <text:p text:style-name="P32">out.println("It\'s Tuesday.");</text:p>
      <text:p text:style-name="P32">break;</text:p>
      <text:p text:style-name="P32">case 3:</text:p>
      <text:p text:style-name="P32">out.println("It\'s Wednesday.");</text:p>
      <text:p text:style-name="P32">break;</text:p>
      <text:p text:style-name="P32">case 4:</text:p>
      <text:p text:style-name="P32">out.println("It\'s Thursday.");</text:p>
      <text:p text:style-name="P32">break;</text:p>
      <text:p text:style-name="P32">case 5:</text:p>
      <text:p text:style-name="P32">out.println("It\'s Friday.");</text:p>
      <text:p text:style-name="P32">break;</text:p>
      <text:p text:style-name="P32">case 6:</text:p>
      <text:p text:style-name="P32">out.println("It\'s Saturday.");</text:p>
      <text:p text:style-name="P32">break;</text:p>
      <text:p text:style-name="P32">default:</text:p>
      <text:p text:style-name="P32">out.println("Invalid day");</text:p>
      <text:p text:style-name="P32">}</text:p>
      <text:p text:style-name="P32">%&gt;</text:p>
      <text:p text:style-name="P32">&lt;/h1&gt;</text:p>
      <text:p text:style-name="P32">&lt;/body&gt;</text:p>
      <text:p text:style-name="P32">&lt;/html&gt;</text:p>
      <text:p text:style-name="P28">day.html</text:p>
      <text:p text:style-name="P32"/>
      <text:p text:style-name="P32">&lt;html&gt;</text:p>
      <text:p text:style-name="P32">&lt;head&gt;</text:p>
      <text:p text:style-name="P32">&lt;title&gt;SWITCHCASE&lt;/title&gt;</text:p>
      <text:p text:style-name="P32">&lt;/head&gt;</text:p>
      <text:p text:style-name="P32">&lt;body&gt;</text:p>
      <text:p text:style-name="P32"><text:soft-page-break/>&lt;h1&gt;SWITCHCASE&lt;/h1&gt;</text:p>
      <text:p text:style-name="P32">&lt;h3&gt;</text:p>
      <text:p text:style-name="P32">&lt;form action="day.jsp" method="POST"&gt;</text:p>
      <text:p text:style-name="P32">Enter the day:&lt;input type="text" name="input"&gt;&lt;br&gt;</text:p>
      <text:p text:style-name="P32">&lt;input type="submit" value="submit"&gt;</text:p>
      <text:p text:style-name="P32">&lt;/form&gt;</text:p>
      <text:p text:style-name="P32">&lt;/h3&gt;</text:p>
      <text:p text:style-name="P32">&lt;/body&gt;</text:p>
      <text:p text:style-name="P32">&lt;/html&gt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27.Fibonacci</text:p>
      <text:p text:style-name="P32">&lt;html&gt;</text:p>
      <text:p text:style-name="P32">&lt;head&gt;&lt;title&gt;FIBONACCI SERIES IN JSP&lt;/title&gt;&lt;/head&gt;</text:p>
      <text:p text:style-name="P32">&lt;body&gt;</text:p>
      <text:p text:style-name="P32">&lt;form method="get"&gt;</text:p>
      <text:p text:style-name="P32">&lt;h3&gt; Enter the number of terms you want:</text:p>
      <text:p text:style-name="P32">&lt;input type="text" name="limit"&gt;</text:p>
      <text:p text:style-name="P32">&lt;/h3&gt;</text:p>
      <text:p text:style-name="P32">&lt;/form&gt;</text:p>
      <text:p text:style-name="P32">&lt;h3&gt;</text:p>
      <text:p text:style-name="P32">&lt;%</text:p>
      <text:p text:style-name="P32"><text:s/>String s = request.getParameter("limit");</text:p>
      <text:p text:style-name="P32"><text:s/>if (s != null) {</text:p>
      <text:p text:style-name="P32">%&gt;</text:p>
      <text:p text:style-name="P32">&lt;%@ page import = "java.io.*" %&gt;</text:p>
      <text:p text:style-name="P32">&lt;%@ page import = "java.lang.*" %&gt;</text:p>
      <text:p text:style-name="P32">&lt;%</text:p>
      <text:p text:style-name="P32"><text:s text:c="4"/>int n=0;</text:p>
      <text:p text:style-name="P32"><text:s text:c="4"/>n=Integer.parseInt(s);</text:p>
      <text:p text:style-name="P32"><text:s text:c="3"/>out.println("No of terms to be printed is <text:s/>"+n);</text:p>
      <text:p text:style-name="P32">%&gt;</text:p>
      <text:p text:style-name="P32">&lt;br&gt;</text:p>
      <text:p text:style-name="P32">&lt;br&gt;</text:p>
      <text:p text:style-name="P32">&lt;br&gt;</text:p>
      <text:p text:style-name="P32">The series generated are listed below :&lt;br&gt;&lt;br&gt;</text:p>
      <text:p text:style-name="P32">&lt;%</text:p>
      <text:p text:style-name="P32"><text:s text:c="4"/>int a=1;</text:p>
      <text:p text:style-name="P32"><text:s text:c="4"/>int b=1;</text:p>
      <text:p text:style-name="P32"><text:s text:c="3"/>out.println(""+a+",\t"+b+",\t");</text:p>
      <text:p text:style-name="P32"><text:s text:c="2"/>for(int i=3;i&lt;= n;i++)</text:p>
      <text:p text:style-name="P32">{</text:p>
      <text:p text:style-name="P32"><text:s text:c="4"/>int c=a+b;</text:p>
      <text:p text:style-name="P32"><text:s text:c="3"/>out.print(""+c+",\t");</text:p>
      <text:p text:style-name="P32"><text:s text:c="2"/>a=b;</text:p>
      <text:p text:style-name="P32"><text:s/>b=c;</text:p>
      <text:p text:style-name="P32">}</text:p>
      <text:p text:style-name="P32">}</text:p>
      <text:p text:style-name="P32">%&gt;</text:p>
      <text:p text:style-name="P32">&lt;/h3&gt;</text:p>
      <text:p text:style-name="P32">&lt;/body&gt;</text:p>
      <text:p text:style-name="P32">&lt;/html&gt;</text:p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28.Cookie</text:p>
      <text:p text:style-name="P28"/>
      <text:p text:style-name="P32">&lt;html&gt;</text:p>
      <text:p text:style-name="P32">&lt;head&gt;</text:p>
      <text:p text:style-name="P32">&lt;title&gt;Cookies&lt;/title&gt;</text:p>
      <text:p text:style-name="P32">&lt;/head&gt;</text:p>
      <text:p text:style-name="P32">&lt;body&gt;</text:p>
      <text:p text:style-name="P32">&lt;h1&gt;Cookies&lt;/h1&gt;</text:p>
      <text:p text:style-name="P32">&lt;h3&gt;</text:p>
      <text:p text:style-name="P32">&lt;form method="post"&gt;</text:p>
      <text:p text:style-name="P32">Username:&lt;input type="text" name="uname"&gt;&lt;br&gt;</text:p>
      <text:p text:style-name="P32">Password:&lt;input type="text" name="password"&gt;&lt;br&gt;</text:p>
      <text:p text:style-name="P32">&lt;input type="submit" value="Login"&gt;</text:p>
      <text:p text:style-name="P32">&lt;/form&gt;</text:p>
      <text:p text:style-name="P32">&lt;%</text:p>
      <text:p text:style-name="P32">String s=request.getParameter("uname");</text:p>
      <text:p text:style-name="P32">if(s != null)</text:p>
      <text:p text:style-name="P32">{</text:p>
      <text:p text:style-name="P32">Cookie unames = new Cookie("Username",request.getParameter("uname"));</text:p>
      <text:p text:style-name="P32">Cookie passwords = new Cookie("Password",request.getParameter("password"));</text:p>
      <text:p text:style-name="P32">unames.setMaxAge(60*60*24);</text:p>
      <text:p text:style-name="P32">passwords.setMaxAge(60*60*24);</text:p>
      <text:p text:style-name="P32">response.addCookie(unames);</text:p>
      <text:p text:style-name="P32">response.addCookie(passwords);</text:p>
      <text:p text:style-name="P32">out.print("Login successfully");</text:p>
      <text:p text:style-name="P32">}</text:p>
      <text:p text:style-name="P32">%&gt;</text:p>
      <text:p text:style-name="P32">&lt;/h3&gt;</text:p>
      <text:p text:style-name="P32">&lt;/body&gt;</text:p>
      <text:p text:style-name="P32">&lt;/html&gt;</text:p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/>29.Page count</text:p>
      <text:p text:style-name="P32">&lt;%!</text:p>
      <text:p text:style-name="P32"><text:s text:c="3"/>int pageCount=0;</text:p>
      <text:p text:style-name="P32"><text:s text:c="3"/>void addCount()</text:p>
      <text:p text:style-name="P32"><text:s text:c="3"/>{</text:p>
      <text:p text:style-name="P32"><text:s text:c="4"/>pageCount++;</text:p>
      <text:p text:style-name="P32"><text:s text:c="3"/>}</text:p>
      <text:p text:style-name="P32">%&gt;</text:p>
      <text:p text:style-name="P32">&lt;% addCount();%&gt;</text:p>
      <text:p text:style-name="P32">&lt;html&gt;</text:p>
      <text:p text:style-name="P32">&lt;head&gt;</text:p>
      <text:p text:style-name="P32">&lt;title&gt;</text:p>
      <text:p text:style-name="P32">no of time visiting</text:p>
      <text:p text:style-name="P32">&lt;/title&gt;</text:p>
      <text:p text:style-name="P32">&lt;/head&gt;</text:p>
      <text:p text:style-name="P32">&lt;body&gt;</text:p>
      <text:p text:style-name="P32">&lt;center&gt;</text:p>
      <text:p text:style-name="P32">&lt;h2&gt;No Of Times Visiting&lt;/h2&gt;</text:p>
      <text:p text:style-name="P32">&lt;p&gt;The site has been visited&lt;%= pageCount %&gt;times&lt;/p&gt;</text:p>
      <text:p text:style-name="P32">&lt;/center&gt;</text:p>
      <text:p text:style-name="P32">&lt;br/&gt;&lt;br/&gt;</text:p>
      <text:p text:style-name="P32">&lt;/body&gt;</text:p>
      <text:p text:style-name="P32">&lt;/html&gt;</text:p>
      <text:p text:style-name="P32"/>
      <text:p text:style-name="P28">30.Font</text:p>
      <text:p text:style-name="P32"/>
      <text:p text:style-name="P32">&lt;%! int fontsize;%&gt;</text:p>
      <text:p text:style-name="P32">&lt;html&gt;</text:p>
      <text:p text:style-name="P32">&lt;head&gt;</text:p>
      <text:p text:style-name="P32">&lt;title&gt;for loop&lt;/title&gt;</text:p>
      <text:p text:style-name="P32">&lt;/head&gt;</text:p>
      <text:p text:style-name="P32">&lt;body&gt;</text:p>
      <text:p text:style-name="P32">&lt;%for(fontsize=1;fontsize&lt;=3;fontsize++){%&gt;</text:p>
      <text:p text:style-name="P32">&lt;font color="red"size="&lt;%=fontsize%&gt;"&gt;</text:p>
      <text:p text:style-name="P32">JAVA SERVER PAGE</text:p>
      <text:p text:style-name="P32">&lt;/font&gt;</text:p>
      <text:p text:style-name="P32">&lt;br/&gt;</text:p>
      <text:p text:style-name="P32">&lt;%}%&gt;</text:p>
      <text:p text:style-name="P32">&lt;/body&gt;</text:p>
      <text:p text:style-name="P32">&lt;/html&gt;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4:36:12.866143066</meta:creation-date>
    <dc:date>2022-05-23T22:26:52.362906945</dc:date>
    <meta:editing-duration>PT20M33S</meta:editing-duration>
    <meta:editing-cycles>6</meta:editing-cycles>
    <meta:generator>LibreOffice/5.1.6.2$Linux_x86 LibreOffice_project/10m0$Build-2</meta:generator>
    <meta:document-statistic meta:table-count="0" meta:image-count="0" meta:object-count="0" meta:page-count="49" meta:paragraph-count="1639" meta:word-count="2884" meta:character-count="32897" meta:non-whitespace-character-count="28134"/>
  </office:meta>
</office:document-meta>
</file>